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office:font-face-decls>
  <office:automatic-styles>
    <style:style style:name="P1" style:family="paragraph" style:parent-style-name="Shloka_20_footnote">
      <style:text-properties fo:font-size="8pt" style:font-size-asian="8pt" style:font-size-complex="8pt"/>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size="12pt" style:text-underline-style="none" fo:font-weight="bold" officeooo:paragraph-rsid="00285dd4" style:text-blinking="false" fo:background-color="transparent" style:font-size-asian="12pt" style:font-weight-asian="bold" style:font-name-complex="Tiro Devanagari Hindi" style:font-size-complex="12pt" style:font-style-complex="normal" style:font-weight-complex="bold"/>
    </style:style>
    <style:style style:name="P3"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0285dd4" style:text-blinking="false" fo:background-color="transparent" style:font-size-asian="12pt" style:font-weight-asian="bold" style:font-name-complex="Tiro Devanagari Hindi" style:font-size-complex="12pt" style:font-style-complex="normal" style:font-weight-complex="bold"/>
    </style:style>
    <style:style style:name="P4" style:family="paragraph" style:parent-style-name="Shkola_20_body">
      <style:paragraph-properties style:writing-mode="lr-tb"/>
      <style:text-properties fo:font-variant="normal" fo:text-transform="none" fo:color="#980000" loext:opacity="100%" style:text-line-through-style="none" style:text-line-through-type="none" style:font-name="Tiro Devanagari Hindi" fo:font-size="12pt" style:text-underline-style="none" fo:font-weight="bold" officeooo:rsid="00285dd4" officeooo:paragraph-rsid="0071e456" style:text-blinking="false" fo:background-color="transparent" style:font-size-asian="12pt" style:font-weight-asian="bold" style:font-name-complex="Tiro Devanagari Hindi" style:font-size-complex="12pt" style:font-style-complex="normal" style:font-weight-complex="bold"/>
    </style:style>
    <style:style style:name="P5"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07d7dde" style:text-blinking="false" fo:background-color="transparent" style:font-name-complex="Tiro Devanagari Hindi" style:font-size-complex="11pt"/>
    </style:style>
    <style:style style:name="P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51dc40" style:text-blinking="false" fo:background-color="transparent" style:font-name-complex="Tiro Devanagari Hindi" style:font-size-complex="11pt"/>
    </style:style>
    <style:style style:name="P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754d15" style:text-blinking="false" fo:background-color="transparent" style:font-name-complex="Tiro Devanagari Hindi" style:font-size-complex="11pt"/>
    </style:style>
    <style:style style:name="P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6d5051" style:text-blinking="false" fo:background-color="transparent" style:font-name-complex="Tiro Devanagari Hindi" style:font-size-complex="11pt"/>
    </style:style>
    <style:style style:name="P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30ce12" style:text-blinking="false" fo:background-color="transparent" style:font-name-complex="Tiro Devanagari Hindi" style:font-size-complex="11pt"/>
    </style:style>
    <style:style style:name="P1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33535b" officeooo:paragraph-rsid="0033535b" style:text-blinking="false" fo:background-color="transparent" style:font-name-complex="Tiro Devanagari Hindi" style:font-size-complex="11pt"/>
    </style:style>
    <style:style style:name="P1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8147f2" officeooo:paragraph-rsid="008147f2" style:text-blinking="false" fo:background-color="transparent" style:font-name-complex="Tiro Devanagari Hindi" style:font-size-complex="11pt"/>
    </style:style>
    <style:style style:name="P1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9cf41" officeooo:paragraph-rsid="00abca8f" style:text-blinking="false" fo:background-color="transparent" style:font-name-complex="Tiro Devanagari Hindi" style:font-size-complex="11pt"/>
    </style:style>
    <style:style style:name="P1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bca8f" officeooo:paragraph-rsid="00abca8f" style:text-blinking="false" fo:background-color="transparent" style:font-name-complex="Tiro Devanagari Hindi" style:font-size-complex="11pt"/>
    </style:style>
    <style:style style:name="P1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36260" officeooo:paragraph-rsid="00abca8f" style:text-blinking="false" fo:background-color="transparent" style:font-name-complex="Tiro Devanagari Hindi" style:font-size-complex="11pt"/>
    </style:style>
    <style:style style:name="P1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c2e40" officeooo:paragraph-rsid="00b942ad" style:text-blinking="false" fo:background-color="transparent" style:font-name-complex="Tiro Devanagari Hindi" style:font-size-complex="11pt"/>
    </style:style>
    <style:style style:name="P1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ea412" officeooo:paragraph-rsid="00b942ad" style:text-blinking="false" fo:background-color="transparent" style:font-name-complex="Tiro Devanagari Hindi" style:font-size-complex="11pt"/>
    </style:style>
    <style:style style:name="P17" style:family="paragraph" style:parent-style-name="Subsection_20_within_20_shloka">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P18" style:family="paragraph" style:parent-style-name="Shkola_20_body">
      <style:text-properties style:font-name="Tiro Devanagari Hindi" style:font-name-complex="Tiro Devanagari Hindi"/>
    </style:style>
    <style:style style:name="P19" style:family="paragraph" style:parent-style-name="Shkola_20_body">
      <style:text-properties style:font-name="Tiro Devanagari Hindi" officeooo:paragraph-rsid="0071e456" style:font-name-complex="Tiro Devanagari Hindi"/>
    </style:style>
    <style:style style:name="P20" style:family="paragraph" style:parent-style-name="Shloka_20_number_20_heading">
      <style:text-properties style:font-name="Tiro Devanagari Hindi" officeooo:paragraph-rsid="0071e456" style:font-name-complex="Tiro Devanagari Hindi"/>
    </style:style>
    <style:style style:name="P21" style:family="paragraph" style:parent-style-name="Shloka_20_number_20_heading">
      <style:text-properties style:font-name="Tiro Devanagari Hindi" style:font-name-complex="Tiro Devanagari Hindi"/>
    </style:style>
    <style:style style:name="P22" style:family="paragraph" style:parent-style-name="Standard_20_hindi_20_text">
      <style:paragraph-properties fo:break-before="page"/>
      <style:text-properties style:font-name="Tiro Devanagari Hindi" officeooo:paragraph-rsid="0022cec5" style:font-name-complex="Tiro Devanagari Hindi"/>
    </style:style>
    <style:style style:name="P23" style:family="paragraph" style:parent-style-name="Standard_20_hindi_20_text">
      <style:text-properties style:font-name="Tiro Devanagari Hindi" officeooo:paragraph-rsid="0022cec5" style:font-name-complex="Tiro Devanagari Hindi"/>
    </style:style>
    <style:style style:name="P24" style:family="paragraph" style:parent-style-name="Standard_20_hindi_20_text">
      <style:text-properties style:font-name="Tiro Devanagari Hindi" style:font-name-complex="Tiro Devanagari Hindi"/>
    </style:style>
    <style:style style:name="P25" style:family="paragraph" style:parent-style-name="Standard_20_hindi_20_text">
      <style:text-properties style:font-name="Tiro Devanagari Hindi" officeooo:paragraph-rsid="002d2609" style:font-name-complex="Tiro Devanagari Hindi"/>
    </style:style>
    <style:style style:name="P26" style:family="paragraph" style:parent-style-name="Standard_20_hindi_20_text">
      <style:paragraph-properties fo:text-align="center" style:justify-single-word="false"/>
      <style:text-properties style:font-name="Tiro Devanagari Hindi" officeooo:paragraph-rsid="001d260e" style:font-name-complex="Tiro Devanagari Hindi" style:font-size-complex="11pt" style:font-style-complex="normal" style:font-weight-complex="normal"/>
    </style:style>
    <style:style style:name="P27" style:family="paragraph" style:parent-style-name="Shloka_20_translation_20_section">
      <style:text-properties style:font-name="Tiro Devanagari Hindi" officeooo:paragraph-rsid="008cde28" style:font-name-complex="Tiro Devanagari Hindi"/>
    </style:style>
    <style:style style:name="P28" style:family="paragraph" style:parent-style-name="Standard_20_hindi_20_text">
      <style:paragraph-properties style:writing-mode="lr-tb"/>
      <style:text-properties style:font-name="Tiro Devanagari Hindi" officeooo:paragraph-rsid="0081bb60" style:font-name-complex="Tiro Devanagari Hindi"/>
    </style:style>
    <style:style style:name="P29" style:family="paragraph" style:parent-style-name="Standard_20_hindi_20_text">
      <style:paragraph-properties style:writing-mode="lr-tb"/>
      <style:text-properties style:font-name="Tiro Devanagari Hindi" officeooo:rsid="008147f2" officeooo:paragraph-rsid="008147f2" style:font-name-complex="Tiro Devanagari Hindi"/>
    </style:style>
    <style:style style:name="P30" style:family="paragraph" style:parent-style-name="Standard_20_hindi_20_text">
      <style:paragraph-properties style:writing-mode="lr-tb"/>
      <style:text-properties style:font-name="Tiro Devanagari Hindi" officeooo:rsid="009733b2" officeooo:paragraph-rsid="009733b2" style:font-name-complex="Tiro Devanagari Hindi"/>
    </style:style>
    <style:style style:name="P31" style:family="paragraph" style:parent-style-name="Standard_20_hindi_20_text">
      <style:paragraph-properties style:writing-mode="lr-tb"/>
      <style:text-properties style:font-name="Tiro Devanagari Hindi" officeooo:rsid="00abca8f" officeooo:paragraph-rsid="00abca8f" style:font-name-complex="Tiro Devanagari Hindi"/>
    </style:style>
    <style:style style:name="P32" style:family="paragraph" style:parent-style-name="Standard_20_hindi_20_text">
      <style:paragraph-properties style:writing-mode="lr-tb"/>
      <style:text-properties style:font-name="Tiro Devanagari Hindi" officeooo:rsid="00abca8f" officeooo:paragraph-rsid="00b942ad" style:font-name-complex="Tiro Devanagari Hindi"/>
    </style:style>
    <style:style style:name="P33" style:family="paragraph" style:parent-style-name="Shloka_20_number_20_heading">
      <style:paragraph-properties fo:text-align="center" style:justify-single-word="false"/>
      <style:text-properties style:font-name="Tiro Devanagari Hindi" fo:font-size="20pt" fo:font-weight="bold" officeooo:paragraph-rsid="001d260e" style:font-size-asian="20pt" style:font-weight-asian="bold" style:font-name-complex="Tiro Devanagari Hindi" style:font-size-complex="20pt" style:font-weight-complex="bold"/>
    </style:style>
    <style:style style:name="P34" style:family="paragraph" style:parent-style-name="Standard_20_hindi_20_text">
      <style:paragraph-properties style:writing-mode="lr-tb"/>
      <style:text-properties officeooo:paragraph-rsid="00b942ad"/>
    </style:style>
    <style:style style:name="P35" style:family="paragraph" style:parent-style-name="Standard_20_hindi_20_text">
      <style:paragraph-properties style:writing-mode="lr-tb"/>
      <style:text-properties officeooo:rsid="00d8bb1b" officeooo:paragraph-rsid="00d8bb1b"/>
    </style:style>
    <style:style style:name="P36" style:family="paragraph" style:parent-style-name="Standard_20_hindi_20_text">
      <style:paragraph-properties style:writing-mode="lr-tb"/>
      <style:text-properties officeooo:rsid="00d8bb1b" officeooo:paragraph-rsid="00e7d9bc"/>
    </style:style>
    <style:style style:name="T1" style:family="text">
      <style:text-properties fo:font-variant="normal" fo:text-transform="none" fo:color="#980000" loext:opacity="100%" style:text-line-through-style="none" style:text-line-through-type="none" style:text-underline-style="none" style:text-blinking="false" fo:background-color="transparent" loext:char-shading-value="0" style:font-name-asian="Noto Serif CJK SC" style:font-style-complex="normal"/>
    </style:style>
    <style:style style:name="T2" style:family="text">
      <style:text-properties fo:font-variant="normal" fo:text-transform="none" fo:color="#980000" loext:opacity="100%" style:text-line-through-style="none" style:text-line-through-type="none" style:text-underline-style="none" officeooo:rsid="001e622b" style:text-blinking="false" fo:background-color="transparent" loext:char-shading-value="0" style:font-name-asian="Noto Serif CJK SC" style:font-style-complex="normal"/>
    </style:style>
    <style:style style:name="T3" style:family="text">
      <style:text-properties fo:font-variant="normal" fo:text-transform="none" fo:color="#980000" loext:opacity="100%" style:text-line-through-style="none" style:text-line-through-type="none" style:text-underline-style="none" officeooo:rsid="001ea346" style:text-blinking="false" fo:background-color="transparent" loext:char-shading-value="0" style:font-name-asian="Noto Serif CJK SC" style:font-style-complex="normal"/>
    </style:style>
    <style:style style:name="T4" style:family="text">
      <style:text-properties fo:font-variant="normal" fo:text-transform="none" fo:color="#980000" loext:opacity="100%" style:text-line-through-style="none" style:text-line-through-type="none" fo:font-size="12pt" style:text-underline-style="none" fo:font-weight="bold" style:text-blinking="false" fo:background-color="transparent" loext:char-shading-value="0" style:font-size-asian="12pt" style:font-weight-asian="bold" style:font-size-complex="12pt" style:font-style-complex="normal" style:font-weight-complex="bold"/>
    </style:style>
    <style:style style:name="T5" style:family="text">
      <style:text-properties fo:font-variant="normal" fo:text-transform="none" fo:color="#980000" loext:opacity="100%" style:text-line-through-style="none" style:text-line-through-type="none" fo:font-size="12pt" style:text-underline-style="none" fo:font-weight="bold" officeooo:rsid="00285dd4" style:text-blinking="false" fo:background-color="transparent" loext:char-shading-value="0" style:font-size-asian="12pt" style:font-weight-asian="bold" style:font-size-complex="12pt" style:font-style-complex="normal" style:font-weight-complex="bold"/>
    </style:style>
    <style:style style:name="T6" style:family="text">
      <style:text-properties fo:font-variant="normal" fo:text-transform="none" fo:color="#980000" loext:opacity="100%" style:text-line-through-style="none" style:text-line-through-type="none" fo:font-size="12pt" style:text-underline-style="none" fo:font-weight="bold" officeooo:rsid="0071e456" style:text-blinking="false" fo:background-color="transparent" loext:char-shading-value="0" style:font-size-asian="12pt" style:font-weight-asian="bold" style:font-size-complex="12pt" style:font-style-complex="normal" style:font-weight-complex="bold"/>
    </style:style>
    <style:style style:name="T7"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font-size-complex="11pt"/>
    </style:style>
    <style:style style:name="T8" style:family="text">
      <style:text-properties fo:font-variant="normal" fo:text-transform="none" fo:color="#980000" loext:opacity="100%" style:text-line-through-style="none" style:text-line-through-type="none" fo:font-size="11pt" fo:font-style="normal" style:text-underline-style="none" fo:font-weight="normal" officeooo:rsid="007d7dde" style:text-blinking="false" fo:background-color="transparent" loext:char-shading-value="0" style:font-size-complex="11pt"/>
    </style:style>
    <style:style style:name="T9" style:family="text">
      <style:text-properties fo:font-variant="normal" fo:text-transform="none" fo:color="#980000" loext:opacity="100%" style:text-line-through-style="none" style:text-line-through-type="none" fo:font-size="11pt" fo:font-style="normal" style:text-underline-style="none" fo:font-weight="normal" officeooo:rsid="0082d5bc" style:text-blinking="false" fo:background-color="transparent" loext:char-shading-value="0" style:font-size-complex="11pt"/>
    </style:style>
    <style:style style:name="T10" style:family="text">
      <style:text-properties fo:font-variant="normal" fo:text-transform="none" fo:color="#980000" loext:opacity="100%" style:text-line-through-style="none" style:text-line-through-type="none" fo:font-size="11pt" fo:font-style="normal" style:text-underline-style="none" fo:font-weight="normal" officeooo:rsid="008c342b" style:text-blinking="false" fo:background-color="transparent" loext:char-shading-value="0" style:font-size-complex="11pt"/>
    </style:style>
    <style:style style:name="T11" style:family="text">
      <style:text-properties fo:font-variant="normal" fo:text-transform="none" fo:color="#980000" loext:opacity="100%" style:text-line-through-style="none" style:text-line-through-type="none" fo:font-size="11pt" fo:font-style="normal" style:text-underline-style="none" fo:font-weight="normal" officeooo:rsid="008cde28" style:text-blinking="false" fo:background-color="transparent" loext:char-shading-value="0" style:font-size-complex="11pt"/>
    </style:style>
    <style:style style:name="T12" style:family="text">
      <style:text-properties fo:font-variant="normal" fo:text-transform="none" fo:color="#000000" loext:opacity="100%" style:text-line-through-style="none" style:text-line-through-type="none" fo:font-size="11pt" style:text-underline-style="none" style:text-blinking="false" fo:background-color="transparent" loext:char-shading-value="0" style:font-size-complex="11pt"/>
    </style:style>
    <style:style style:name="T13" style:family="text">
      <style:text-properties fo:font-variant="normal" fo:text-transform="none" fo:color="#000000" loext:opacity="100%" style:text-line-through-style="none" style:text-line-through-type="none" fo:font-size="11pt" style:text-underline-style="none" officeooo:rsid="001f4d7a" style:text-blinking="false" fo:background-color="transparent" loext:char-shading-value="0" style:font-size-complex="11pt"/>
    </style:style>
    <style:style style:name="T14" style:family="text">
      <style:text-properties fo:font-variant="normal" fo:text-transform="none" fo:color="#000000" loext:opacity="100%" style:text-line-through-style="none" style:text-line-through-type="none" fo:font-size="11pt" style:text-underline-style="none" officeooo:rsid="002126ff" style:text-blinking="false" fo:background-color="transparent" loext:char-shading-value="0" style:font-size-complex="11pt"/>
    </style:style>
    <style:style style:name="T15" style:family="text">
      <style:text-properties fo:font-variant="normal" fo:text-transform="none" fo:color="#000000" loext:opacity="100%" style:text-line-through-style="none" style:text-line-through-type="none" fo:font-size="11pt" style:text-underline-style="none" officeooo:rsid="0022cec5" style:text-blinking="false" fo:background-color="transparent" loext:char-shading-value="0" style:font-size-complex="11pt"/>
    </style:style>
    <style:style style:name="T16" style:family="text">
      <style:text-properties fo:font-variant="normal" fo:text-transform="none" fo:color="#000000" loext:opacity="100%" style:text-line-through-style="none" style:text-line-through-type="none" fo:font-size="11pt" style:text-underline-style="none" officeooo:rsid="002d2609" style:text-blinking="false" fo:background-color="transparent" loext:char-shading-value="0" style:font-size-complex="11pt"/>
    </style:style>
    <style:style style:name="T17" style:family="text">
      <style:text-properties fo:font-variant="normal" fo:text-transform="none" fo:color="#000000" loext:opacity="100%" style:text-line-through-style="none" style:text-line-through-type="none" fo:font-size="11pt" style:text-underline-style="none" officeooo:rsid="002e46b0" style:text-blinking="false" fo:background-color="transparent" loext:char-shading-value="0" style:font-size-complex="11pt"/>
    </style:style>
    <style:style style:name="T18" style:family="text">
      <style:text-properties fo:font-variant="normal" fo:text-transform="none" fo:color="#000000" loext:opacity="100%" style:text-line-through-style="none" style:text-line-through-type="none" fo:font-size="11pt" style:text-underline-style="none" officeooo:rsid="00800ff3" style:text-blinking="false" fo:background-color="transparent" loext:char-shading-value="0" style:font-size-complex="11pt"/>
    </style:style>
    <style:style style:name="T19" style:family="text">
      <style:text-properties fo:font-variant="normal" fo:text-transform="none" fo:color="#000000" loext:opacity="100%" style:text-line-through-style="none" style:text-line-through-type="none" fo:font-size="11pt" style:text-underline-style="none" officeooo:rsid="008147f2" style:text-blinking="false" fo:background-color="transparent" loext:char-shading-value="0" style:font-size-complex="11pt"/>
    </style:style>
    <style:style style:name="T20" style:family="text">
      <style:text-properties fo:font-variant="normal" fo:text-transform="none" fo:color="#000000" loext:opacity="100%" style:text-line-through-style="none" style:text-line-through-type="none" fo:font-size="11pt" style:text-underline-style="none" officeooo:rsid="008180d6" style:text-blinking="false" fo:background-color="transparent" loext:char-shading-value="0" style:font-size-complex="11pt"/>
    </style:style>
    <style:style style:name="T21" style:family="text">
      <style:text-properties fo:font-variant="normal" fo:text-transform="none" fo:color="#000000" loext:opacity="100%" style:text-line-through-style="none" style:text-line-through-type="none" fo:font-size="11pt" style:text-underline-style="none" officeooo:rsid="0081bb60" style:text-blinking="false" fo:background-color="transparent" loext:char-shading-value="0" style:font-size-complex="11pt"/>
    </style:style>
    <style:style style:name="T22" style:family="text">
      <style:text-properties fo:font-variant="normal" fo:text-transform="none" fo:color="#000000" loext:opacity="100%" style:text-line-through-style="none" style:text-line-through-type="none" fo:font-size="11pt" style:text-underline-style="none" officeooo:rsid="0085b05e" style:text-blinking="false" fo:background-color="transparent" loext:char-shading-value="0" style:font-size-complex="11pt"/>
    </style:style>
    <style:style style:name="T23" style:family="text">
      <style:text-properties fo:font-variant="normal" fo:text-transform="none" fo:color="#000000" loext:opacity="100%" style:text-line-through-style="none" style:text-line-through-type="none" fo:font-size="11pt" style:text-underline-style="none" officeooo:rsid="00902017" style:text-blinking="false" fo:background-color="transparent" loext:char-shading-value="0" style:font-size-complex="11pt"/>
    </style:style>
    <style:style style:name="T24" style:family="text">
      <style:text-properties fo:font-variant="normal" fo:text-transform="none" fo:color="#000000" loext:opacity="100%" style:text-line-through-style="none" style:text-line-through-type="none" fo:font-size="11pt" style:text-underline-style="none" officeooo:rsid="00943462" style:text-blinking="false" fo:background-color="transparent" loext:char-shading-value="0" style:font-size-complex="11pt"/>
    </style:style>
    <style:style style:name="T25" style:family="text">
      <style:text-properties fo:font-variant="normal" fo:text-transform="none" fo:color="#000000" loext:opacity="100%" style:text-line-through-style="none" style:text-line-through-type="none" fo:font-size="11pt" style:text-underline-style="none" officeooo:rsid="0094e841" style:text-blinking="false" fo:background-color="transparent" loext:char-shading-value="0" style:font-size-complex="11pt"/>
    </style:style>
    <style:style style:name="T26" style:family="text">
      <style:text-properties fo:font-variant="normal" fo:text-transform="none" fo:color="#000000" loext:opacity="100%" style:text-line-through-style="none" style:text-line-through-type="none" fo:font-size="11pt" style:text-underline-style="none" officeooo:rsid="00953581" style:text-blinking="false" fo:background-color="transparent" loext:char-shading-value="0" style:font-size-complex="11pt"/>
    </style:style>
    <style:style style:name="T27" style:family="text">
      <style:text-properties fo:font-variant="normal" fo:text-transform="none" fo:color="#000000" loext:opacity="100%" style:text-line-through-style="none" style:text-line-through-type="none" fo:font-size="11pt" style:text-underline-style="none" officeooo:rsid="0095cbda" style:text-blinking="false" fo:background-color="transparent" loext:char-shading-value="0" style:font-size-complex="11pt"/>
    </style:style>
    <style:style style:name="T28" style:family="text">
      <style:text-properties fo:font-variant="normal" fo:text-transform="none" fo:color="#000000" loext:opacity="100%" style:text-line-through-style="none" style:text-line-through-type="none" fo:font-size="11pt" style:text-underline-style="none" officeooo:rsid="00976969" style:text-blinking="false" fo:background-color="transparent" loext:char-shading-value="0" style:font-size-complex="11pt"/>
    </style:style>
    <style:style style:name="T29" style:family="text">
      <style:text-properties fo:font-variant="normal" fo:text-transform="none" fo:color="#000000" loext:opacity="100%" style:text-line-through-style="none" style:text-line-through-type="none" fo:font-size="11pt" style:text-underline-style="none" officeooo:rsid="0097e2f3" style:text-blinking="false" fo:background-color="transparent" loext:char-shading-value="0" style:font-size-complex="11pt"/>
    </style:style>
    <style:style style:name="T30" style:family="text">
      <style:text-properties fo:font-variant="normal" fo:text-transform="none" fo:color="#000000" loext:opacity="100%" style:text-line-through-style="none" style:text-line-through-type="none" fo:font-size="11pt" style:text-underline-style="none" officeooo:rsid="0098a1ee" style:text-blinking="false" fo:background-color="transparent" loext:char-shading-value="0" style:font-size-complex="11pt"/>
    </style:style>
    <style:style style:name="T31" style:family="text">
      <style:text-properties fo:font-variant="normal" fo:text-transform="none" fo:color="#000000" loext:opacity="100%" style:text-line-through-style="none" style:text-line-through-type="none" fo:font-size="11pt" style:text-underline-style="none" officeooo:rsid="00990880" style:text-blinking="false" fo:background-color="transparent" loext:char-shading-value="0" style:font-size-complex="11pt"/>
    </style:style>
    <style:style style:name="T32" style:family="text">
      <style:text-properties fo:font-variant="normal" fo:text-transform="none" fo:color="#000000" loext:opacity="100%" style:text-line-through-style="none" style:text-line-through-type="none" fo:font-size="11pt" style:text-underline-style="none" officeooo:rsid="0099b763" style:text-blinking="false" fo:background-color="transparent" loext:char-shading-value="0" style:font-size-complex="11pt"/>
    </style:style>
    <style:style style:name="T33" style:family="text">
      <style:text-properties fo:font-variant="normal" fo:text-transform="none" fo:color="#000000" loext:opacity="100%" style:text-line-through-style="none" style:text-line-through-type="none" fo:font-size="11pt" style:text-underline-style="none" officeooo:rsid="009aeb49" style:text-blinking="false" fo:background-color="transparent" loext:char-shading-value="0" style:font-size-complex="11pt"/>
    </style:style>
    <style:style style:name="T34" style:family="text">
      <style:text-properties fo:font-variant="normal" fo:text-transform="none" fo:color="#000000" loext:opacity="100%" style:text-line-through-style="none" style:text-line-through-type="none" fo:font-size="11pt" style:text-underline-style="none" officeooo:rsid="009b0a4d" style:text-blinking="false" fo:background-color="transparent" loext:char-shading-value="0" style:font-size-complex="11pt"/>
    </style:style>
    <style:style style:name="T35" style:family="text">
      <style:text-properties fo:font-variant="normal" fo:text-transform="none" fo:color="#000000" loext:opacity="100%" style:text-line-through-style="none" style:text-line-through-type="none" fo:font-size="11pt" style:text-underline-style="none" officeooo:rsid="009b46b7" style:text-blinking="false" fo:background-color="transparent" loext:char-shading-value="0" style:font-size-complex="11pt"/>
    </style:style>
    <style:style style:name="T36" style:family="text">
      <style:text-properties fo:font-variant="normal" fo:text-transform="none" fo:color="#000000" loext:opacity="100%" style:text-line-through-style="none" style:text-line-through-type="none" fo:font-size="11pt" style:text-underline-style="none" officeooo:rsid="009dd7cc" style:text-blinking="false" fo:background-color="transparent" loext:char-shading-value="0" style:font-size-complex="11pt"/>
    </style:style>
    <style:style style:name="T37" style:family="text">
      <style:text-properties fo:font-variant="normal" fo:text-transform="none" fo:color="#000000" loext:opacity="100%" style:text-line-through-style="none" style:text-line-through-type="none" fo:font-size="11pt" style:text-underline-style="none" officeooo:rsid="00a09d18" style:text-blinking="false" fo:background-color="transparent" loext:char-shading-value="0" style:font-size-complex="11pt"/>
    </style:style>
    <style:style style:name="T38" style:family="text">
      <style:text-properties fo:font-variant="normal" fo:text-transform="none" fo:color="#000000" loext:opacity="100%" style:text-line-through-style="none" style:text-line-through-type="none" fo:font-size="11pt" style:text-underline-style="none" officeooo:rsid="00a17a48" style:text-blinking="false" fo:background-color="transparent" loext:char-shading-value="0" style:font-size-complex="11pt"/>
    </style:style>
    <style:style style:name="T39" style:family="text">
      <style:text-properties fo:font-variant="normal" fo:text-transform="none" fo:color="#000000" loext:opacity="100%" style:text-line-through-style="none" style:text-line-through-type="none" fo:font-size="11pt" style:text-underline-style="none" officeooo:rsid="00a2fc5d" style:text-blinking="false" fo:background-color="transparent" loext:char-shading-value="0" style:font-size-complex="11pt"/>
    </style:style>
    <style:style style:name="T40" style:family="text">
      <style:text-properties fo:font-variant="normal" fo:text-transform="none" fo:color="#000000" loext:opacity="100%" style:text-line-through-style="none" style:text-line-through-type="none" fo:font-size="11pt" style:text-underline-style="none" officeooo:rsid="00a73b38" style:text-blinking="false" fo:background-color="transparent" loext:char-shading-value="0" style:font-size-complex="11pt"/>
    </style:style>
    <style:style style:name="T41" style:family="text">
      <style:text-properties fo:font-variant="normal" fo:text-transform="none" fo:color="#000000" loext:opacity="100%" style:text-line-through-style="none" style:text-line-through-type="none" fo:font-size="11pt" style:text-underline-style="none" officeooo:rsid="00a8260b" style:text-blinking="false" fo:background-color="transparent" loext:char-shading-value="0" style:font-size-complex="11pt"/>
    </style:style>
    <style:style style:name="T42" style:family="text">
      <style:text-properties fo:font-variant="normal" fo:text-transform="none" fo:color="#000000" loext:opacity="100%" style:text-line-through-style="none" style:text-line-through-type="none" fo:font-size="11pt" style:text-underline-style="none" officeooo:rsid="00a9cf41" style:text-blinking="false" fo:background-color="transparent" loext:char-shading-value="0" style:font-size-complex="11pt"/>
    </style:style>
    <style:style style:name="T43" style:family="text">
      <style:text-properties fo:font-variant="normal" fo:text-transform="none" fo:color="#000000" loext:opacity="100%" style:text-line-through-style="none" style:text-line-through-type="none" fo:font-size="11pt" style:text-underline-style="none" officeooo:rsid="00ae109e" style:text-blinking="false" fo:background-color="transparent" loext:char-shading-value="0" style:font-size-complex="11pt"/>
    </style:style>
    <style:style style:name="T44" style:family="text">
      <style:text-properties fo:font-variant="normal" fo:text-transform="none" fo:color="#000000" loext:opacity="100%" style:text-line-through-style="none" style:text-line-through-type="none" fo:font-size="11pt" style:text-underline-style="none" officeooo:rsid="00af4a07" style:text-blinking="false" fo:background-color="transparent" loext:char-shading-value="0" style:font-size-complex="11pt"/>
    </style:style>
    <style:style style:name="T45" style:family="text">
      <style:text-properties fo:font-variant="normal" fo:text-transform="none" fo:color="#000000" loext:opacity="100%" style:text-line-through-style="none" style:text-line-through-type="none" fo:font-size="11pt" style:text-underline-style="none" officeooo:rsid="00b0b59d" style:text-blinking="false" fo:background-color="transparent" loext:char-shading-value="0" style:font-size-complex="11pt"/>
    </style:style>
    <style:style style:name="T46" style:family="text">
      <style:text-properties fo:font-variant="normal" fo:text-transform="none" fo:color="#000000" loext:opacity="100%" style:text-line-through-style="none" style:text-line-through-type="none" fo:font-size="11pt" style:text-underline-style="none" officeooo:rsid="00b23a3e" style:text-blinking="false" fo:background-color="transparent" loext:char-shading-value="0" style:font-size-complex="11pt"/>
    </style:style>
    <style:style style:name="T47" style:family="text">
      <style:text-properties fo:font-variant="normal" fo:text-transform="none" fo:color="#000000" loext:opacity="100%" style:text-line-through-style="none" style:text-line-through-type="none" fo:font-size="11pt" style:text-underline-style="none" officeooo:rsid="00b24dfc" style:text-blinking="false" fo:background-color="transparent" loext:char-shading-value="0" style:font-size-complex="11pt"/>
    </style:style>
    <style:style style:name="T48" style:family="text">
      <style:text-properties fo:font-variant="normal" fo:text-transform="none" fo:color="#000000" loext:opacity="100%" style:text-line-through-style="none" style:text-line-through-type="none" fo:font-size="11pt" style:text-underline-style="none" officeooo:rsid="00b36260" style:text-blinking="false" fo:background-color="transparent" loext:char-shading-value="0" style:font-size-complex="11pt"/>
    </style:style>
    <style:style style:name="T49" style:family="text">
      <style:text-properties fo:font-variant="normal" fo:text-transform="none" fo:color="#000000" loext:opacity="100%" style:text-line-through-style="none" style:text-line-through-type="none" fo:font-size="11pt" style:text-underline-style="none" officeooo:rsid="00b55bee" style:text-blinking="false" fo:background-color="transparent" loext:char-shading-value="0" style:font-size-complex="11pt"/>
    </style:style>
    <style:style style:name="T50" style:family="text">
      <style:text-properties fo:font-variant="normal" fo:text-transform="none" fo:color="#000000" loext:opacity="100%" style:text-line-through-style="none" style:text-line-through-type="none" fo:font-size="11pt" style:text-underline-style="none" officeooo:rsid="00b74bc2" style:text-blinking="false" fo:background-color="transparent" loext:char-shading-value="0" style:font-size-complex="11pt"/>
    </style:style>
    <style:style style:name="T51" style:family="text">
      <style:text-properties fo:font-variant="normal" fo:text-transform="none" fo:color="#000000" loext:opacity="100%" style:text-line-through-style="none" style:text-line-through-type="none" fo:font-size="11pt" style:text-underline-style="none" officeooo:rsid="00b848cc" style:text-blinking="false" fo:background-color="transparent" loext:char-shading-value="0" style:font-size-complex="11pt"/>
    </style:style>
    <style:style style:name="T52" style:family="text">
      <style:text-properties fo:font-variant="normal" fo:text-transform="none" fo:color="#000000" loext:opacity="100%" style:text-line-through-style="none" style:text-line-through-type="none" fo:font-size="11pt" style:text-underline-style="none" officeooo:rsid="00b8a8b4" style:text-blinking="false" fo:background-color="transparent" loext:char-shading-value="0" style:font-size-complex="11pt"/>
    </style:style>
    <style:style style:name="T53" style:family="text">
      <style:text-properties fo:font-variant="normal" fo:text-transform="none" fo:color="#000000" loext:opacity="100%" style:text-line-through-style="none" style:text-line-through-type="none" fo:font-size="11pt" style:text-underline-style="none" officeooo:rsid="00b8c059" style:text-blinking="false" fo:background-color="transparent" loext:char-shading-value="0" style:font-size-complex="11pt"/>
    </style:style>
    <style:style style:name="T54" style:family="text">
      <style:text-properties fo:font-variant="normal" fo:text-transform="none" fo:color="#000000" loext:opacity="100%" style:text-line-through-style="none" style:text-line-through-type="none" fo:font-size="11pt" style:text-underline-style="none" officeooo:rsid="00b942ad" style:text-blinking="false" fo:background-color="transparent" loext:char-shading-value="0" style:font-size-complex="11pt"/>
    </style:style>
    <style:style style:name="T55" style:family="text">
      <style:text-properties fo:font-variant="normal" fo:text-transform="none" fo:color="#000000" loext:opacity="100%" style:text-line-through-style="none" style:text-line-through-type="none" fo:font-size="11pt" style:text-underline-style="none" officeooo:rsid="00bc2e40" style:text-blinking="false" fo:background-color="transparent" loext:char-shading-value="0" style:font-size-complex="11pt"/>
    </style:style>
    <style:style style:name="T56" style:family="text">
      <style:text-properties fo:font-variant="normal" fo:text-transform="none" fo:color="#000000" loext:opacity="100%" style:text-line-through-style="none" style:text-line-through-type="none" fo:font-size="11pt" style:text-underline-style="none" officeooo:rsid="00bd3575" style:text-blinking="false" fo:background-color="transparent" loext:char-shading-value="0" style:font-size-complex="11pt"/>
    </style:style>
    <style:style style:name="T57" style:family="text">
      <style:text-properties fo:font-variant="normal" fo:text-transform="none" fo:color="#000000" loext:opacity="100%" style:text-line-through-style="none" style:text-line-through-type="none" fo:font-size="11pt" style:text-underline-style="none" officeooo:rsid="00bdf9ec" style:text-blinking="false" fo:background-color="transparent" loext:char-shading-value="0" style:font-size-complex="11pt"/>
    </style:style>
    <style:style style:name="T58" style:family="text">
      <style:text-properties fo:font-variant="normal" fo:text-transform="none" fo:color="#000000" loext:opacity="100%" style:text-line-through-style="none" style:text-line-through-type="none" fo:font-size="11pt" style:text-underline-style="none" officeooo:rsid="00bea412" style:text-blinking="false" fo:background-color="transparent" loext:char-shading-value="0" style:font-size-complex="11pt"/>
    </style:style>
    <style:style style:name="T59" style:family="text">
      <style:text-properties fo:font-variant="normal" fo:text-transform="none" fo:color="#000000" loext:opacity="100%" style:text-line-through-style="none" style:text-line-through-type="none" fo:font-size="11pt" style:text-underline-style="none" officeooo:rsid="00d545e3" style:text-blinking="false" fo:background-color="transparent" loext:char-shading-value="0" style:font-size-complex="11pt"/>
    </style:style>
    <style:style style:name="T60" style:family="text">
      <style:text-properties fo:font-variant="normal" fo:text-transform="none" fo:color="#000000" loext:opacity="100%" style:text-line-through-style="none" style:text-line-through-type="none" fo:font-size="11pt" fo:font-style="italic" style:text-underline-style="none" officeooo:rsid="002e46b0" style:text-blinking="false" fo:background-color="transparent" loext:char-shading-value="0" style:font-style-asian="italic" style:font-size-complex="11pt" style:font-style-complex="italic"/>
    </style:style>
    <style:style style:name="T61" style:family="text">
      <style:text-properties fo:font-variant="normal" fo:text-transform="none" fo:color="#000000" loext:opacity="100%" style:text-line-through-style="none" style:text-line-through-type="none" fo:font-size="11pt" fo:font-style="italic" style:text-underline-style="none" officeooo:rsid="00800ff3" style:text-blinking="false" fo:background-color="transparent" loext:char-shading-value="0" style:font-style-asian="italic" style:font-size-complex="11pt" style:font-style-complex="italic"/>
    </style:style>
    <style:style style:name="T62" style:family="text">
      <style:text-properties fo:font-variant="normal" fo:text-transform="none" fo:color="#000000" loext:opacity="100%" style:text-line-through-style="none" style:text-line-through-type="none" fo:font-size="11pt" fo:font-style="italic" style:text-underline-style="none" officeooo:rsid="008180d6" style:text-blinking="false" fo:background-color="transparent" loext:char-shading-value="0" style:font-style-asian="italic" style:font-size-complex="11pt" style:font-style-complex="italic"/>
    </style:style>
    <style:style style:name="T63" style:family="text">
      <style:text-properties fo:font-variant="normal" fo:text-transform="none" fo:color="#000000" loext:opacity="100%" style:text-line-through-style="none" style:text-line-through-type="none" fo:font-size="11pt" fo:font-style="italic" style:text-underline-style="none" officeooo:rsid="00a2fc5d" style:text-blinking="false" fo:background-color="transparent" loext:char-shading-value="0" style:font-style-asian="italic" style:font-size-complex="11pt" style:font-style-complex="italic"/>
    </style:style>
    <style:style style:name="T64" style:family="text">
      <style:text-properties fo:font-variant="normal" fo:text-transform="none" fo:color="#000000" loext:opacity="100%" style:text-line-through-style="none" style:text-line-through-type="none" fo:font-size="11pt" fo:font-style="italic" style:text-underline-style="none" officeooo:rsid="00a8260b" style:text-blinking="false" fo:background-color="transparent" loext:char-shading-value="0" style:font-style-asian="italic" style:font-size-complex="11pt" style:font-style-complex="italic"/>
    </style:style>
    <style:style style:name="T65" style:family="text">
      <style:text-properties fo:font-variant="normal" fo:text-transform="none" fo:color="#000000" loext:opacity="100%" style:text-line-through-style="none" style:text-line-through-type="none" fo:font-size="11pt" fo:font-style="italic" style:text-underline-style="none" officeooo:rsid="00b24dfc" style:text-blinking="false" fo:background-color="transparent" loext:char-shading-value="0" style:font-style-asian="italic" style:font-size-complex="11pt" style:font-style-complex="italic"/>
    </style:style>
    <style:style style:name="T66" style:family="text">
      <style:text-properties fo:font-variant="normal" fo:text-transform="none" fo:color="#000000" loext:opacity="100%" style:text-line-through-style="none" style:text-line-through-type="none" fo:font-size="11pt" fo:font-style="italic" style:text-underline-style="none" officeooo:rsid="00bc2e40" style:text-blinking="false" fo:background-color="transparent" loext:char-shading-value="0" style:font-style-asian="italic" style:font-size-complex="11pt" style:font-style-complex="italic"/>
    </style:style>
    <style:style style:name="T67"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68" style:family="text">
      <style:text-properties fo:font-variant="normal" fo:text-transform="none" fo:color="#000000" loext:opacity="100%" style:text-line-through-style="none" style:text-line-through-type="none" fo:font-size="11pt" fo:font-style="italic" style:text-underline-style="none" fo:font-weight="bold" officeooo:rsid="002e46b0" style:text-blinking="false" fo:background-color="transparent" loext:char-shading-value="0" style:font-style-asian="italic" style:font-weight-asian="bold" style:font-size-complex="11pt" style:font-style-complex="italic" style:font-weight-complex="bold"/>
    </style:style>
    <style:style style:name="T69" style:family="text">
      <style:text-properties fo:font-variant="normal" fo:text-transform="none" fo:color="#000000" loext:opacity="100%" style:text-line-through-style="none" style:text-line-through-type="none" fo:font-size="11pt" fo:font-style="italic" style:text-underline-style="none" fo:font-weight="bold" officeooo:rsid="008180d6" style:text-blinking="false" fo:background-color="transparent" loext:char-shading-value="0" style:font-style-asian="italic" style:font-weight-asian="bold" style:font-size-complex="11pt" style:font-style-complex="italic" style:font-weight-complex="bold"/>
    </style:style>
    <style:style style:name="T70" style:family="text">
      <style:text-properties fo:font-variant="normal" fo:text-transform="none" fo:color="#000000" loext:opacity="100%" style:text-line-through-style="none" style:text-line-through-type="none" fo:font-size="11pt" fo:font-style="italic" style:text-underline-style="none" fo:font-weight="bold" officeooo:rsid="00852560" style:text-blinking="false" fo:background-color="transparent" loext:char-shading-value="0" style:font-style-asian="italic" style:font-weight-asian="bold" style:font-size-complex="11pt" style:font-style-complex="italic" style:font-weight-complex="bold"/>
    </style:style>
    <style:style style:name="T71" style:family="text">
      <style:text-properties fo:font-variant="normal" fo:text-transform="none" fo:color="#000000" loext:opacity="100%" style:text-line-through-style="none" style:text-line-through-type="none" fo:font-size="11pt" fo:font-style="italic" style:text-underline-style="none" fo:font-weight="bold" officeooo:rsid="0099b763" style:text-blinking="false" fo:background-color="transparent" loext:char-shading-value="0" style:font-style-asian="italic" style:font-weight-asian="bold" style:font-size-complex="11pt" style:font-style-complex="italic" style:font-weight-complex="bold"/>
    </style:style>
    <style:style style:name="T72" style:family="text">
      <style:text-properties fo:font-variant="normal" fo:text-transform="none" fo:color="#000000" loext:opacity="100%" style:text-line-through-style="none" style:text-line-through-type="none" fo:font-size="11pt" fo:font-style="italic" style:text-underline-style="none" fo:font-weight="bold" officeooo:rsid="00b36260" style:text-blinking="false" fo:background-color="transparent" loext:char-shading-value="0" style:font-style-asian="italic" style:font-weight-asian="bold" style:font-size-complex="11pt" style:font-style-complex="italic" style:font-weight-complex="bold"/>
    </style:style>
    <style:style style:name="T73" style:family="text">
      <style:text-properties fo:font-variant="normal" fo:text-transform="none" fo:color="#000000" loext:opacity="100%" style:text-line-through-style="none" style:text-line-through-type="none" fo:font-size="11pt" fo:font-style="italic" style:text-underline-style="none" fo:font-weight="bold" officeooo:rsid="00b55bee" style:text-blinking="false" fo:background-color="transparent" loext:char-shading-value="0" style:font-style-asian="italic" style:font-weight-asian="bold" style:font-size-complex="11pt" style:font-style-complex="italic" style:font-weight-complex="bold"/>
    </style:style>
    <style:style style:name="T74" style:family="text">
      <style:text-properties fo:font-variant="normal" fo:text-transform="none" fo:color="#000000" loext:opacity="100%" style:text-line-through-style="none" style:text-line-through-type="none" fo:font-size="11pt" fo:font-style="normal" style:text-underline-style="none" fo:font-weight="normal" officeooo:rsid="00852560" style:text-blinking="false" fo:background-color="transparent" loext:char-shading-value="0" style:font-style-asian="normal" style:font-weight-asian="normal"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font-name="Tiro Devanagari Hindi" fo:font-size="11pt" style:text-underline-style="none" style:text-blinking="false" fo:background-color="transparent" loext:char-shading-value="0" style:font-name-complex="Tiro Devanagari Hindi" style:font-size-complex="11pt"/>
    </style:style>
    <style:style style:name="T76" style:family="text">
      <style:text-properties fo:font-variant="normal" fo:text-transform="none" fo:color="#000000" loext:opacity="100%" style:text-line-through-style="none" style:text-line-through-type="none" style:font-name="Tiro Devanagari Hindi" fo:font-size="11pt" style:text-underline-style="none" officeooo:rsid="00d2c1ff" style:text-blinking="false" fo:background-color="transparent" loext:char-shading-value="0" style:font-name-complex="Tiro Devanagari Hindi" style:font-size-complex="11pt"/>
    </style:style>
    <style:style style:name="T77" style:family="text">
      <style:text-properties fo:font-variant="normal" fo:text-transform="none" fo:color="#000000" loext:opacity="100%" style:text-line-through-style="none" style:text-line-through-type="none" style:font-name="Tiro Devanagari Hindi" fo:font-size="11pt" style:text-underline-style="none" officeooo:rsid="00bea412" style:text-blinking="false" fo:background-color="transparent" loext:char-shading-value="0" style:font-name-complex="Tiro Devanagari Hindi" style:font-size-complex="11pt"/>
    </style:style>
    <style:style style:name="T78" style:family="text">
      <style:text-properties fo:font-variant="normal" fo:text-transform="none" fo:color="#000000" loext:opacity="100%" style:text-line-through-style="none" style:text-line-through-type="none" style:font-name="Tiro Devanagari Hindi" fo:font-size="11pt" style:text-underline-style="none" officeooo:rsid="00d363cc" style:text-blinking="false" fo:background-color="transparent" loext:char-shading-value="0" style:font-name-complex="Tiro Devanagari Hindi" style:font-size-complex="11pt"/>
    </style:style>
    <style:style style:name="T79" style:family="text">
      <style:text-properties fo:font-variant="normal" fo:text-transform="none" fo:color="#000000" loext:opacity="100%" style:text-line-through-style="none" style:text-line-through-type="none" style:font-name="Tiro Devanagari Hindi" fo:font-size="11pt" style:text-underline-style="none" officeooo:rsid="00da1585" style:text-blinking="false" fo:background-color="transparent" loext:char-shading-value="0" style:font-name-complex="Tiro Devanagari Hindi" style:font-size-complex="11pt"/>
    </style:style>
    <style:style style:name="T80" style:family="text">
      <style:text-properties fo:font-variant="normal" fo:text-transform="none" fo:color="#000000" loext:opacity="100%" style:text-line-through-style="none" style:text-line-through-type="none" style:font-name="Tiro Devanagari Hindi" fo:font-size="11pt" style:text-underline-style="none" officeooo:rsid="00dbbf33" style:text-blinking="false" fo:background-color="transparent" loext:char-shading-value="0" style:font-name-complex="Tiro Devanagari Hindi" style:font-size-complex="11pt"/>
    </style:style>
    <style:style style:name="T81" style:family="text">
      <style:text-properties fo:font-variant="normal" fo:text-transform="none" fo:color="#000000" loext:opacity="100%" style:text-line-through-style="none" style:text-line-through-type="none" style:font-name="Tiro Devanagari Hindi" fo:font-size="11pt" style:text-underline-style="none" officeooo:rsid="00dcdb19" style:text-blinking="false" fo:background-color="transparent" loext:char-shading-value="0" style:font-name-complex="Tiro Devanagari Hindi" style:font-size-complex="11pt"/>
    </style:style>
    <style:style style:name="T82" style:family="text">
      <style:text-properties fo:font-variant="normal" fo:text-transform="none" fo:color="#000000" loext:opacity="100%" style:text-line-through-style="none" style:text-line-through-type="none" style:font-name="Tiro Devanagari Hindi" fo:font-size="11pt" style:text-underline-style="none" officeooo:rsid="00dd8b46" style:text-blinking="false" fo:background-color="transparent" loext:char-shading-value="0" style:font-name-complex="Tiro Devanagari Hindi" style:font-size-complex="11pt"/>
    </style:style>
    <style:style style:name="T83" style:family="text">
      <style:text-properties fo:font-variant="normal" fo:text-transform="none" fo:color="#000000" loext:opacity="100%" style:text-line-through-style="none" style:text-line-through-type="none" style:font-name="Tiro Devanagari Hindi" fo:font-size="11pt" style:text-underline-style="none" officeooo:rsid="00df0ccf" style:text-blinking="false" fo:background-color="transparent" loext:char-shading-value="0" style:font-name-complex="Tiro Devanagari Hindi" style:font-size-complex="11pt"/>
    </style:style>
    <style:style style:name="T84" style:family="text">
      <style:text-properties fo:font-variant="normal" fo:text-transform="none" fo:color="#000000" loext:opacity="100%" style:text-line-through-style="none" style:text-line-through-type="none" style:font-name="Tiro Devanagari Hindi" fo:font-size="11pt" style:text-underline-style="none" officeooo:rsid="00e0a9c8" style:text-blinking="false" fo:background-color="transparent" loext:char-shading-value="0" style:font-name-complex="Tiro Devanagari Hindi" style:font-size-complex="11pt"/>
    </style:style>
    <style:style style:name="T85" style:family="text">
      <style:text-properties fo:font-variant="normal" fo:text-transform="none" fo:color="#000000" loext:opacity="100%" style:text-line-through-style="none" style:text-line-through-type="none" style:font-name="Tiro Devanagari Hindi" fo:font-size="11pt" style:text-underline-style="none" officeooo:rsid="00e1a4ba" style:text-blinking="false" fo:background-color="transparent" loext:char-shading-value="0" style:font-name-complex="Tiro Devanagari Hindi" style:font-size-complex="11pt"/>
    </style:style>
    <style:style style:name="T86" style:family="text">
      <style:text-properties fo:font-variant="normal" fo:text-transform="none" fo:color="#000000" loext:opacity="100%" style:text-line-through-style="none" style:text-line-through-type="none" style:font-name="Tiro Devanagari Hindi" fo:font-size="11pt" style:text-underline-style="none" officeooo:rsid="00e1bfbb" style:text-blinking="false" fo:background-color="transparent" loext:char-shading-value="0" style:font-name-complex="Tiro Devanagari Hindi" style:font-size-complex="11pt"/>
    </style:style>
    <style:style style:name="T87" style:family="text">
      <style:text-properties fo:font-variant="normal" fo:text-transform="none" fo:color="#000000" loext:opacity="100%" style:text-line-through-style="none" style:text-line-through-type="none" style:font-name="Tiro Devanagari Hindi" fo:font-size="11pt" style:text-underline-style="none" officeooo:rsid="00e37859" style:text-blinking="false" fo:background-color="transparent" loext:char-shading-value="0" style:font-name-complex="Tiro Devanagari Hindi" style:font-size-complex="11pt"/>
    </style:style>
    <style:style style:name="T88" style:family="text">
      <style:text-properties fo:font-variant="normal" fo:text-transform="none" fo:color="#000000" loext:opacity="100%" style:text-line-through-style="none" style:text-line-through-type="none" style:font-name="Tiro Devanagari Hindi" fo:font-size="11pt" style:text-underline-style="none" officeooo:rsid="00e4e366" style:text-blinking="false" fo:background-color="transparent" loext:char-shading-value="0" style:font-name-complex="Tiro Devanagari Hindi" style:font-size-complex="11pt"/>
    </style:style>
    <style:style style:name="T89" style:family="text">
      <style:text-properties fo:font-variant="normal" fo:text-transform="none" fo:color="#000000" loext:opacity="100%" style:text-line-through-style="none" style:text-line-through-type="none" style:font-name="Tiro Devanagari Hindi" fo:font-size="11pt" style:text-underline-style="none" officeooo:rsid="00e5bff6" style:text-blinking="false" fo:background-color="transparent" loext:char-shading-value="0" style:font-name-complex="Tiro Devanagari Hindi" style:font-size-complex="11pt"/>
    </style:style>
    <style:style style:name="T90" style:family="text">
      <style:text-properties fo:font-variant="normal" fo:text-transform="none" fo:color="#000000" loext:opacity="100%" style:text-line-through-style="none" style:text-line-through-type="none" style:font-name="Tiro Devanagari Hindi" fo:font-size="11pt" style:text-underline-style="none" officeooo:rsid="00e6745c" style:text-blinking="false" fo:background-color="transparent" loext:char-shading-value="0" style:font-name-complex="Tiro Devanagari Hindi" style:font-size-complex="11pt"/>
    </style:style>
    <style:style style:name="T91" style:family="text">
      <style:text-properties fo:font-variant="normal" fo:text-transform="none" fo:color="#000000" loext:opacity="100%" style:text-line-through-style="none" style:text-line-through-type="none" style:font-name="Tiro Devanagari Hindi" fo:font-size="11pt" style:text-underline-style="none" officeooo:rsid="00e7d9bc" style:text-blinking="false" fo:background-color="transparent" loext:char-shading-value="0" style:font-name-complex="Tiro Devanagari Hindi" style:font-size-complex="11pt"/>
    </style:style>
    <style:style style:name="T92" style:family="text">
      <style:text-properties fo:font-variant="normal" fo:text-transform="none" fo:color="#000000" loext:opacity="100%" style:text-line-through-style="none" style:text-line-through-type="none" style:font-name="Tiro Devanagari Hindi" fo:font-size="11pt" style:text-underline-style="none" fo:font-weight="bold" officeooo:rsid="00e4e366" style:text-blinking="false" fo:background-color="transparent" loext:char-shading-value="0" style:font-weight-asian="bold" style:font-name-complex="Tiro Devanagari Hindi" style:font-size-complex="11pt" style:font-weight-complex="bold"/>
    </style:style>
    <style:style style:name="T93" style:family="text">
      <style:text-properties fo:font-variant="normal" fo:text-transform="none" fo:color="#000000" loext:opacity="100%" style:text-line-through-style="none" style:text-line-through-type="none" style:font-name="Tiro Devanagari Hindi" fo:font-size="11pt" style:text-underline-style="none" fo:font-weight="bold" officeooo:rsid="00e7d9bc" style:text-blinking="false" fo:background-color="transparent" loext:char-shading-value="0" style:font-weight-asian="bold" style:font-name-complex="Tiro Devanagari Hindi" style:font-size-complex="11pt" style:font-weight-complex="bold"/>
    </style:style>
    <style:style style:name="T94"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0bea412"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95"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0da1585"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96"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0dbbf33"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97"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0e4e366"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9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0e7d9bc"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99" style:family="text">
      <style:text-properties fo:font-variant="normal" fo:text-transform="none" fo:color="#000000" loext:opacity="100%" style:text-line-through-style="none" style:text-line-through-type="none" style:font-name="Tiro Devanagari Hindi" fo:font-size="11pt" fo:font-style="italic" style:text-underline-style="none" style:text-blinking="false" fo:background-color="transparent" loext:char-shading-value="0" style:font-style-asian="italic" style:font-name-complex="Tiro Devanagari Hindi" style:font-size-complex="11pt" style:font-style-complex="italic"/>
    </style:style>
    <style:style style:name="T100" style:family="text">
      <style:text-properties fo:font-variant="normal" fo:text-transform="none" fo:color="#000000" loext:opacity="100%" style:text-line-through-style="none" style:text-line-through-type="none" style:font-name="Tiro Devanagari Hindi" fo:font-size="11pt" fo:font-style="italic" style:text-underline-style="none" officeooo:rsid="00bea412" style:text-blinking="false" fo:background-color="transparent" loext:char-shading-value="0" style:font-style-asian="italic" style:font-name-complex="Tiro Devanagari Hindi" style:font-size-complex="11pt" style:font-style-complex="italic"/>
    </style:style>
    <style:style style:name="T101" style:family="text">
      <style:text-properties fo:font-variant="normal" fo:text-transform="none" fo:color="#000000" loext:opacity="100%" style:text-line-through-style="none" style:text-line-through-type="none" style:font-name="Tiro Devanagari Hindi" fo:font-size="11pt" fo:font-style="italic" style:text-underline-style="none" officeooo:rsid="00dbbf33" style:text-blinking="false" fo:background-color="transparent" loext:char-shading-value="0" style:font-style-asian="italic" style:font-name-complex="Tiro Devanagari Hindi" style:font-size-complex="11pt" style:font-style-complex="italic"/>
    </style:style>
    <style:style style:name="T102" style:family="text">
      <style:text-properties fo:font-variant="normal" fo:text-transform="none" fo:color="#000000" loext:opacity="100%" style:text-line-through-style="none" style:text-line-through-type="none" style:font-name="Tiro Devanagari Hindi" fo:font-size="11pt" fo:font-style="italic" style:text-underline-style="none" officeooo:rsid="00da1585" style:text-blinking="false" fo:background-color="transparent" loext:char-shading-value="0" style:font-style-asian="italic" style:font-name-complex="Tiro Devanagari Hindi" style:font-size-complex="11pt" style:font-style-complex="italic"/>
    </style:style>
    <style:style style:name="T103" style:family="text">
      <style:text-properties officeooo:rsid="001f4d7a"/>
    </style:style>
    <style:style style:name="T104" style:family="text">
      <style:text-properties officeooo:rsid="0022cec5"/>
    </style:style>
    <style:style style:name="T105" style:family="text">
      <style:text-properties fo:font-style="italic" style:font-style-asian="italic" style:font-style-complex="italic"/>
    </style:style>
    <style:style style:name="T106" style:family="text">
      <style:text-properties fo:font-style="italic" officeooo:rsid="0022cec5" style:font-style-asian="italic" style:font-style-complex="italic"/>
    </style:style>
    <style:style style:name="T107" style:family="text">
      <style:text-properties fo:font-style="italic" officeooo:rsid="0045fd26" style:font-style-asian="italic" style:font-style-complex="italic"/>
    </style:style>
    <style:style style:name="T108" style:family="text">
      <style:text-properties fo:font-style="italic" officeooo:rsid="004e08d0" style:font-style-asian="italic" style:font-style-complex="italic"/>
    </style:style>
    <style:style style:name="T109" style:family="text">
      <style:text-properties fo:font-style="italic" officeooo:rsid="00592e1f" style:font-style-asian="italic" style:font-style-complex="italic"/>
    </style:style>
    <style:style style:name="T110" style:family="text">
      <style:text-properties fo:font-style="italic" officeooo:rsid="005bbab0" style:font-style-asian="italic" style:font-style-complex="italic"/>
    </style:style>
    <style:style style:name="T111" style:family="text">
      <style:text-properties fo:font-style="italic" officeooo:rsid="0060ec84" style:font-style-asian="italic" style:font-style-complex="italic"/>
    </style:style>
    <style:style style:name="T112" style:family="text">
      <style:text-properties fo:font-style="italic" officeooo:rsid="00650b37" style:font-style-asian="italic" style:font-style-complex="italic"/>
    </style:style>
    <style:style style:name="T113" style:family="text">
      <style:text-properties fo:font-style="italic" officeooo:rsid="0066f7a1" style:font-style-asian="italic" style:font-style-complex="italic"/>
    </style:style>
    <style:style style:name="T114" style:family="text">
      <style:text-properties fo:font-style="italic" officeooo:rsid="006810ed" style:font-style-asian="italic" style:font-style-complex="italic"/>
    </style:style>
    <style:style style:name="T115" style:family="text">
      <style:text-properties fo:font-style="italic" officeooo:rsid="006a6a51" style:font-style-asian="italic" style:font-style-complex="italic"/>
    </style:style>
    <style:style style:name="T116" style:family="text">
      <style:text-properties fo:font-style="italic" officeooo:rsid="006d5051" style:font-style-asian="italic" style:font-style-complex="italic"/>
    </style:style>
    <style:style style:name="T117" style:family="text">
      <style:text-properties fo:font-style="italic" officeooo:rsid="006e895e" style:font-style-asian="italic" style:font-style-complex="italic"/>
    </style:style>
    <style:style style:name="T118" style:family="text">
      <style:text-properties fo:font-style="italic" officeooo:rsid="006ebf39" style:font-style-asian="italic" style:font-style-complex="italic"/>
    </style:style>
    <style:style style:name="T119" style:family="text">
      <style:text-properties fo:font-style="italic" officeooo:rsid="0062dcb8" style:font-style-asian="italic" style:font-style-complex="italic"/>
    </style:style>
    <style:style style:name="T120" style:family="text">
      <style:text-properties fo:font-style="italic" fo:font-weight="bold" style:font-style-asian="italic" style:font-weight-asian="bold" style:font-style-complex="italic" style:font-weight-complex="bold"/>
    </style:style>
    <style:style style:name="T121" style:family="text">
      <style:text-properties fo:font-style="italic" fo:font-weight="bold" officeooo:rsid="004e08d0" style:font-style-asian="italic" style:font-weight-asian="bold" style:font-style-complex="italic" style:font-weight-complex="bold"/>
    </style:style>
    <style:style style:name="T122" style:family="text">
      <style:text-properties fo:font-style="italic" fo:font-weight="bold" officeooo:rsid="00592e1f" style:font-style-asian="italic" style:font-weight-asian="bold" style:font-style-complex="italic" style:font-weight-complex="bold"/>
    </style:style>
    <style:style style:name="T123" style:family="text">
      <style:text-properties fo:font-style="italic" fo:font-weight="bold" officeooo:rsid="005bbab0" style:font-style-asian="italic" style:font-weight-asian="bold" style:font-style-complex="italic" style:font-weight-complex="bold"/>
    </style:style>
    <style:style style:name="T124" style:family="text">
      <style:text-properties fo:font-style="italic" fo:font-weight="bold" officeooo:rsid="0060ec84" style:font-style-asian="italic" style:font-weight-asian="bold" style:font-style-complex="italic" style:font-weight-complex="bold"/>
    </style:style>
    <style:style style:name="T125" style:family="text">
      <style:text-properties fo:font-style="italic" fo:font-weight="bold" officeooo:rsid="00650b37" style:font-style-asian="italic" style:font-weight-asian="bold" style:font-style-complex="italic" style:font-weight-complex="bold"/>
    </style:style>
    <style:style style:name="T126" style:family="text">
      <style:text-properties fo:font-style="italic" fo:font-weight="normal" officeooo:rsid="006ebf39" style:font-style-asian="italic" style:font-weight-asian="normal" style:font-style-complex="italic" style:font-weight-complex="normal"/>
    </style:style>
    <style:style style:name="T127" style:family="text">
      <style:text-properties officeooo:rsid="002d2609"/>
    </style:style>
    <style:style style:name="T128" style:family="text">
      <style:text-properties officeooo:rsid="002e46b0"/>
    </style:style>
    <style:style style:name="T129" style:family="text">
      <style:text-properties officeooo:rsid="0033535b"/>
    </style:style>
    <style:style style:name="T130" style:family="text">
      <style:text-properties officeooo:rsid="003599bb"/>
    </style:style>
    <style:style style:name="T131" style:family="text">
      <style:text-properties officeooo:rsid="00365434"/>
    </style:style>
    <style:style style:name="T132" style:family="text">
      <style:text-properties officeooo:rsid="003ce64e"/>
    </style:style>
    <style:style style:name="T133" style:family="text">
      <style:text-properties officeooo:rsid="003e82a9"/>
    </style:style>
    <style:style style:name="T134" style:family="text">
      <style:text-properties officeooo:rsid="003f4477"/>
    </style:style>
    <style:style style:name="T135" style:family="text">
      <style:text-properties officeooo:rsid="003fd261"/>
    </style:style>
    <style:style style:name="T136" style:family="text">
      <style:text-properties officeooo:rsid="00420091"/>
    </style:style>
    <style:style style:name="T137" style:family="text">
      <style:text-properties officeooo:rsid="0043973d"/>
    </style:style>
    <style:style style:name="T138" style:family="text">
      <style:text-properties officeooo:rsid="00452be3"/>
    </style:style>
    <style:style style:name="T139" style:family="text">
      <style:text-properties officeooo:rsid="00454916"/>
    </style:style>
    <style:style style:name="T140" style:family="text">
      <style:text-properties officeooo:rsid="0045fd26"/>
    </style:style>
    <style:style style:name="T141" style:family="text">
      <style:text-properties officeooo:rsid="0047c73b"/>
    </style:style>
    <style:style style:name="T142" style:family="text">
      <style:text-properties officeooo:rsid="004975ae"/>
    </style:style>
    <style:style style:name="T143" style:family="text">
      <style:text-properties officeooo:rsid="004b402b"/>
    </style:style>
    <style:style style:name="T144" style:family="text">
      <style:text-properties officeooo:rsid="004c2aa4"/>
    </style:style>
    <style:style style:name="T145" style:family="text">
      <style:text-properties officeooo:rsid="004e08d0"/>
    </style:style>
    <style:style style:name="T146" style:family="text">
      <style:text-properties officeooo:rsid="0051dc40"/>
    </style:style>
    <style:style style:name="T147" style:family="text">
      <style:text-properties officeooo:rsid="0054ba2b"/>
    </style:style>
    <style:style style:name="T148" style:family="text">
      <style:text-properties officeooo:rsid="0055a464"/>
    </style:style>
    <style:style style:name="T149" style:family="text">
      <style:text-properties officeooo:rsid="00579630"/>
    </style:style>
    <style:style style:name="T150" style:family="text">
      <style:text-properties officeooo:rsid="0058f1ac"/>
    </style:style>
    <style:style style:name="T151" style:family="text">
      <style:text-properties officeooo:rsid="00592e1f"/>
    </style:style>
    <style:style style:name="T152" style:family="text">
      <style:text-properties officeooo:rsid="00595eb6"/>
    </style:style>
    <style:style style:name="T153" style:family="text">
      <style:text-properties officeooo:rsid="005ad43e"/>
    </style:style>
    <style:style style:name="T154" style:family="text">
      <style:text-properties officeooo:rsid="005bbab0"/>
    </style:style>
    <style:style style:name="T155" style:family="text">
      <style:text-properties officeooo:rsid="005d1344"/>
    </style:style>
    <style:style style:name="T156" style:family="text">
      <style:text-properties officeooo:rsid="005ee23a"/>
    </style:style>
    <style:style style:name="T157" style:family="text">
      <style:text-properties style:font-name="Lohit Devanagari" officeooo:rsid="00600891" style:font-name-complex="Lohit Devanagari"/>
    </style:style>
    <style:style style:name="T158" style:family="text">
      <style:text-properties style:font-name="Lohit Devanagari" fo:font-weight="bold" style:font-weight-asian="bold" style:font-name-complex="Lohit Devanagari" style:font-weight-complex="bold"/>
    </style:style>
    <style:style style:name="T159" style:family="text">
      <style:text-properties style:font-name="Lohit Devanagari" fo:font-weight="bold" officeooo:rsid="00600891" style:font-weight-asian="bold" style:font-name-complex="Lohit Devanagari" style:font-weight-complex="bold"/>
    </style:style>
    <style:style style:name="T160" style:family="text">
      <style:text-properties style:font-name="Lohit Devanagari" fo:font-weight="bold" officeooo:rsid="00602505" style:font-weight-asian="bold" style:font-name-complex="Lohit Devanagari" style:font-weight-complex="bold"/>
    </style:style>
    <style:style style:name="T161" style:family="text">
      <style:text-properties officeooo:rsid="0060ec84"/>
    </style:style>
    <style:style style:name="T162" style:family="text">
      <style:text-properties officeooo:rsid="0062dcb8"/>
    </style:style>
    <style:style style:name="T163" style:family="text">
      <style:text-properties officeooo:rsid="00650b37"/>
    </style:style>
    <style:style style:name="T164" style:family="text">
      <style:text-properties officeooo:rsid="0066f7a1"/>
    </style:style>
    <style:style style:name="T165" style:family="text">
      <style:text-properties officeooo:rsid="006810ed"/>
    </style:style>
    <style:style style:name="T166" style:family="text">
      <style:text-properties officeooo:rsid="006a6a51"/>
    </style:style>
    <style:style style:name="T167" style:family="text">
      <style:text-properties officeooo:rsid="006c020d"/>
    </style:style>
    <style:style style:name="T168" style:family="text">
      <style:text-properties officeooo:rsid="006d5051"/>
    </style:style>
    <style:style style:name="T169" style:family="text">
      <style:text-properties fo:font-style="normal" officeooo:rsid="006d5051" style:font-style-asian="normal" style:font-style-complex="normal"/>
    </style:style>
    <style:style style:name="T170" style:family="text">
      <style:text-properties officeooo:rsid="006e895e"/>
    </style:style>
    <style:style style:name="T171" style:family="text">
      <style:text-properties officeooo:rsid="006ebf39"/>
    </style:style>
    <style:style style:name="T172" style:family="text">
      <style:text-properties officeooo:rsid="00709c80"/>
    </style:style>
    <style:style style:name="T173" style:family="text">
      <style:text-properties officeooo:rsid="0071e4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33" text:outline-level="3"><text:span text:style-name="T1">ते</text:span>रहवां अध्याय</text:h>
      <text:h text:style-name="P33" text:outline-level="3"/>
      <text:h text:style-name="P33" text:outline-level="3"><text:span text:style-name="T1">क्षेत्र</text:span><text:span text:style-name="T2">-</text:span><text:span text:style-name="T1">क्षेत्रज्ञ</text:span><text:span text:style-name="T3">-</text:span><text:span text:style-name="T1">विभाग</text:span> योग</text:h>
      <text:p text:style-name="P22">भक्ति योग <text:span text:style-name="T12">के</text:span> कोमल और मधुर अध्याय के बाद, अब हम एक गहन अध्याय में प्रवेश कर रहे हैं। यहाँ से क्षेत्र-क्षेत्रज्ञ-विभाग-योग आरम्भ होता है।<text:span text:style-name="T103"> </text:span></text:p>
      <text:p text:style-name="P23"><text:span text:style-name="T103">गीता के प्रथम छः अध्याय मुख्यतः कर्म पर आधारित हैं; </text:span><text:span text:style-name="T13">अगले छः</text:span><text:span text:style-name="T103"> अध्याय मुख्यतः उपासना पर आधारित हैं; तथा अन्तिम </text:span><text:span text:style-name="T13">छः</text:span><text:span text:style-name="T14"> </text:span><text:span text:style-name="T103">अध्याय सर्वोच्च ज्ञान पर आधारित है।</text:span><text:span text:style-name="T104"> इन छह अध्यायों में वैदिक शास्त्रों की लगभग संपूर्ण शिक्षा समाहित है। इसलिए </text:span><text:span text:style-name="T15">भगवान</text:span><text:span text:style-name="T104"> शंकराचार्य ने इन्हें </text:span><text:span text:style-name="T106">समस्त-वेदार्थ-सार-संग्रह-भूतम्</text:span><text:span text:style-name="T104"> कहा है।</text:span></text:p>
      <text:p text:style-name="P23"/>
      <text:p text:style-name="P24">जि<text:span text:style-name="T12">न्हें</text:span> पहले प्रकृति और पुरुष <text:span text:style-name="T12">कहकर संबोधित किया</text:span> था, उ<text:span text:style-name="T12">न्हें</text:span> अब भगवान <text:span text:style-name="T12">क्षे</text:span>त्र और क्षेत्रज्ञ कह<text:span text:style-name="T12">ते</text:span> हैं।</text:p>
      <text:p text:style-name="P24"/>
      <text:h text:style-name="P21" text:outline-level="3">१३.१</text:h>
      <text:p text:style-name="P18">श्रीभगवानुवाच।</text:p>
      <text:p text:style-name="P18"><text:span text:style-name="T4">इदं</text:span><text:span text:style-name="T5"> शरीरं कौन्तेय क्षेत्रमित्यभिधीयते।</text:span></text:p>
      <text:p text:style-name="P3">एतद्यो वेत्ति तं प्राहुः क्षेत्रज्ञ इति तद्विदः॥</text:p>
      <text:p text:style-name="P2"/>
      <text:p text:style-name="P25">भगवान श्री रमण महर्षि ने श्री रम<text:span text:style-name="T12">णा</text:span>श्रम में दैनिक पाठ के लिए भगवद्गीता से चालीस श्लोक<text:span text:style-name="T127"> चुने </text:span><text:span text:style-name="T16">थे। उनमें यह</text:span> प्रथम श्लोक<text:span text:style-name="T127"> </text:span>था।<text:span text:style-name="T128"> </text:span><text:span text:style-name="T17">कदाचित उन्होनें यह श्लोक इसलिए चुना होगा क्योंकि यह बिलकुल शुरुआत से शुरू होती है, शरीर—अन्नमय शरीर। शरीर को ही भगवान यहाँ </text:span><text:span text:style-name="T60">क्षेत्रम्</text:span><text:span text:style-name="T17"> कहकर संबोधित कर रहे हैं—</text:span><text:span text:style-name="T68">इदं शरीरं कौन्तेय क्षेत्रं इत्यभिधीयते </text:span><text:span text:style-name="T17">।</text:span></text:p>
      <text:p text:style-name="P17">भगवान<text:span text:style-name="T129"> </text:span>बुद्ध और किसान</text:p>
      <text:p text:style-name="P10">यह भगवान बुद्ध के जीवन की एक प्रसिद्ध घटना है। धान के खेत से गुज़रते समय बुद्ध की मुलाकात एक किसान से हुई। किसान तपती धूप में अपनी फसल की देखभाल कर रहा था। बुद्ध वहीं खड़े रहकर उस मेहनती किसान को करुणा से देखते रहे। यह बुद्ध की दिनचर्या बन गई। एक दिन, जब बुद्ध आए, तो किसान खेत जोत रहा था। किसान ने बुद्ध से पूछा कि वे क्या कर रहे हैं। बुद्ध ने उत्तर दिया कि वे भी खेत जोत रहे हैं। दूसरे दिन, किसान बीज बो रहा था, तो बुद्ध ने कहा कि वे भी बीज बो रहे हैं। किसान ने बुद्ध को अपने जैसा किसान समझा, वह उनका मित्र बन गया। किसान ने बुद्ध को अपनी फसल के मुनाफे में हिस्सा देने का वादा किया। यह कुछ दिनों तक यह चलता रहा।</text:p>
      <text:p text:style-name="P10">किसान ने खरपतवार साफ करने, मिट्टी जोतने और बीज बोने का कठिन काम समाप्त कर<text:span text:style-name="T130"> लिया</text:span> था। कुछ दिनों बाद धान की फसल कटाई के लिए तैयार थी। तभी अचानक तीन दिन तक लगातार भारी बारिश हुई और पूरी फसल बर्बाद हो गई।<text:span text:style-name="T131"> किसान गहरे विषाद में चला गया, और विलाप करने लगा कि वह अपने मित्र को दिया वचन कैसे पूरा करेगा। अचानक उसने बुद्ध को अपने दरवाज़े पर खड़े पाया।</text:span></text:p>
      <text:p text:style-name="P9">किसान ने अपने मित्र को अपने घर में स्वागत किया। बुद्ध ने किसान से पूछा, "तुम्हें क्या हुआ?" किसान ने कहा, "मेरी सारी फसल नष्ट हो गई हैं। शायद इस भारी बारिश में तुम्हारी फसल भी नष्ट हो गई होंगी।"<text:span text:style-name="T132"> बुद्ध मुस्कुराए और बोले, "मेरे प्रिय मित्र, मैंने बीज इस तरह बोये हैं कि वे कभी नष्ट नहीं हो सकते। मेरा कृषि क्षेत्र यह शरीर है, और मिट्टी मेरा अपना मन है। वहाँ मैं अच्छे विचारों के बीज बोता हूँ और प्रतिदिन ध्यान</text:span><text:span text:style-name="T133"> के जल से</text:span><text:span text:style-name="T132"> उन्हें सींचता हूँ। पूर्ण वैराग्य ही वह बाड़ है जिसके द्वारा मैं अपनी फसल की रक्षा करता हूँ। शांति के दाने मेरे हृदय में हमेशा सुरक्षित रहते हैं।"</text:span><text:span text:style-name="T134"> इस तरह महात्मा ने उस किसान को दुःख से परे</text:span><text:span text:style-name="T136"> जाने का रास्ता दिखाया</text:span><text:span text:style-name="T134">।</text:span><text:span text:style-name="T135"> वास्तव में</text:span><text:span text:style-name="T138">,</text:span><text:span text:style-name="T135"> इसी कारण वे प्रतिदिन उस किसान से मिलने गये, और जब अवसर आया</text:span><text:span text:style-name="T137">, तो</text:span><text:span text:style-name="T139"> उन्होनें</text:span><text:span text:style-name="T137"> किसान को दुःख से मुक्त होने की विद्या प्रदान की</text:span><text:span text:style-name="T135">।</text:span></text:p>
      <text:p text:style-name="P9">इस कहानी से हमें यह सीख मिलती है कि शरीर एक खेत है। इसमें पिछले कर्मों और इच्छाओं के बीज अंकुरित होते हैं। इस क्षेत्र में जो अंतिम फसल मिलती है, वह है आत्म-साक्षात्कार। यही सर्वोच्च फल है।</text:p>
      <text:p text:style-name="P9"/>
      <text:p text:style-name="P6">यहाँ<text:span text:style-name="T140">, </text:span><text:span text:style-name="T107">इदं</text:span><text:span text:style-name="T140"> सर्वनाम शब्द से</text:span><text:span text:style-name="T146"> </text:span><text:span text:style-name="T140">शरीर को संबोधित किया गया है—अर्थात 'यह'।</text:span><text:span text:style-name="T141"> सटीक शब्दों</text:span><text:span text:style-name="T142"> मे कहें, तो शरीर एक चीज</text:span><text:span text:style-name="T143"> या वस्तु</text:span><text:span text:style-name="T142"> है; स्वयं नहीं।</text:span><text:span text:style-name="T144"> इस तत्व को इंगित करने के लिए भगवान कहते हैं, 'हे कौन्तेय, यह शरीर एक क्षेत्र है।'</text:span><text:span text:style-name="T145"> </text:span><text:span text:style-name="T121">क्षेत्रं</text:span><text:span text:style-name="T108"> </text:span><text:span text:style-name="T145">का अर्थ है खेत।</text:span><text:span text:style-name="T147"> शरीर भी गेहूँ या धान के खेत के समान, एक खेत ही है।</text:span><text:span text:style-name="T148"> यह वो खेत है जहाँ हमारे पूर्व कर्मों के बीज बोए हुए हैं और जहाँ इन कर्मों का फल प्राप्त होता है।</text:span><text:span text:style-name="T149"> इसमें अनेक अनावश्यक कामनाओं के खरपतवार भी बिन बुलाये उग आते हैं।</text:span><text:span text:style-name="T150"> अच्छे अनाज के उगने और फलने-फूलने के लिए इन्हें हटाना आवश्यक है।</text:span></text:p>
      <text:p text:style-name="P6"><text:soft-page-break/>गीता<text:span text:style-name="T151"> </text:span><text:span text:style-name="T109">'धर्म-क्षेत्रे'</text:span><text:span text:style-name="T151"> पद से आरंभ होता है। कुरुक्षेत्र को भी धर्म-क्षेत्र कहते हैं। </text:span><text:span text:style-name="T122">क्षेत्र</text:span><text:span text:style-name="T109"> </text:span><text:span text:style-name="T151">का अर्थ मंदिर भी है</text:span><text:span text:style-name="T153">;</text:span><text:span text:style-name="T152"> एक पवित्र स्थल जहाँ भगवान की पूजा होती है। इस अर्थ से भी</text:span><text:span text:style-name="T154"> देखा जाए तो शरीर एक </text:span><text:span text:style-name="T123">क्षेत्र</text:span><text:span text:style-name="T110"> </text:span><text:span text:style-name="T154">है। श्रीमद्भागवत में कहा गया है कि भगवान ने सभी प्राणियों की रचना की</text:span><text:span text:style-name="T155">, परंतु</text:span><text:span text:style-name="T154"> वे अपनी रचना से संतुष्ट नही</text:span><text:span text:style-name="T155">ं हुए,</text:span><text:span text:style-name="T154"> क्योंकि उन</text:span><text:span text:style-name="T156"> प्राणियों की</text:span><text:span text:style-name="T154"> बुद्धि माया से परे जाकर ब्रह्म को साक्ष</text:span><text:span text:style-name="T156">ात्कार करने</text:span><text:span text:style-name="T154"> में सक्षम नहीं थी। फिर मनुष्य की रचना करने के पश्चात</text:span><text:span text:style-name="T167">,</text:span><text:span text:style-name="T110">देव </text:span><text:span text:style-name="T154">प्रसन्न हुए क्योंकि मनुष्य में ब्रह्म को समझने की बुद्धि थी</text:span><text:span text:style-name="T154"><text:note text:id="ftn1" text:note-class="footnote"><text:note-citation>1</text:note-citation><text:note-body><text:p text:style-name="P1"><text:span text:style-name="T160"><text:s/></text:span><text:span text:style-name="T158">ब्रह्मावलोकधिषणं</text:span><text:span text:style-name="T159"> मुदमाप देवः।</text:span><text:span text:style-name="T157"><text:tab/>श्री.भा.११.९.२८</text:span></text:p></text:note-body></text:note></text:span><text:span text:style-name="T154">।</text:span><text:span text:style-name="T161"> यही मनुष्य शरीर का वास्तविक प्रयोजन है, और इसी कारण यह </text:span><text:span text:style-name="T111">क्षेत्रं </text:span><text:span text:style-name="T161">अनमोल है।</text:span></text:p>
      <text:p text:style-name="P6"/>
      <text:p text:style-name="P6"><text:span text:style-name="T120">एतद्यो वेत्ति तं</text:span><text:span text:style-name="T124"> प्राहुः</text:span><text:span text:style-name="T161">।</text:span><text:span text:style-name="T162"> वह जो इस </text:span><text:span text:style-name="T119">शरीर</text:span><text:span text:style-name="T162"> के भीतर रहकर इसे प्रकाशित करता है।</text:span><text:span text:style-name="T163"> जो सिर से पैर तक उसमें व्याप्त है; तथा जो अपने को 'मैं-मैं' के रूप में जानता है—</text:span><text:span text:style-name="T112">वह</text:span><text:span text:style-name="T163"> </text:span><text:span text:style-name="T125">क्षेत्रज्ञ</text:span><text:span text:style-name="T112"> </text:span><text:span text:style-name="T163">कहलाता है।</text:span><text:span text:style-name="T164"> </text:span><text:span text:style-name="T113">क्षेत्रज्ञ </text:span><text:span text:style-name="T164">वह प्रकाशमय चेतना है जो शरीर को भीतर से सजीव बनाती है।</text:span><text:span text:style-name="T165"> संस्कृत में मूल शब्दांश </text:span><text:span text:style-name="T114">'ज्ञ' </text:span><text:span text:style-name="T165">का अर्थ है चेतना, प्रकाशक, जानने वाला, और इस प्रकार, जो </text:span><text:span text:style-name="T114">क्षेत्र </text:span><text:span text:style-name="T165">को प्रकाशित करता है, उसे </text:span><text:span text:style-name="T114">क्षेत्रज्ञ </text:span><text:span text:style-name="T165">कहते हैं।</text:span></text:p>
      <text:p text:style-name="P7">शरीर एक मंदिर <text:span text:style-name="T166">है—</text:span><text:span text:style-name="T115">क्षेत्र</text:span><text:span text:style-name="T166">—और जो उस मंदिर के भीतर प्रकाशित होता है, वह देव </text:span><text:span text:style-name="T115">क्षेत्रज्ञ </text:span><text:span text:style-name="T166">है।</text:span><text:span text:style-name="T168"> कई महात्माओं के गीतों में‌ शरीर मंदिर के रूप में कल्पित है। महात्मा तिरुमूलर का तमिल में एक प्रसिद्ध गीत है, "यह शरीर, अन्न से बना, यही मंदिर है; हृदय ही गर्भ गृह है; मुख है मंदिर का द्वार। इंद्रियां ज्योतिर्मय दीपक हैं। जब मन शुद्ध होता है, तब केवल अंदर रहने वाले ईश्वर ही दिखाई देते हैं।"</text:span></text:p>
      <text:p text:style-name="P6"/>
      <text:p text:style-name="P8">शरीर <text:span text:style-name="T105">क्षेत्र </text:span>है<text:span text:style-name="T168">, और </text:span><text:span text:style-name="T116">क्षेत्रज्ञ</text:span><text:span text:style-name="T169"> है इसके </text:span><text:span text:style-name="T168">भीतर की चेतना।</text:span><text:span text:style-name="T170"> इन्हें </text:span><text:span text:style-name="T117">प्रकृति </text:span><text:span text:style-name="T170">और </text:span><text:span text:style-name="T117">पुरुष </text:span><text:span text:style-name="T170">भी कहते हैं। सातवें अध्याय में </text:span><text:span text:style-name="T117">अपरा-प्रकृति </text:span><text:span text:style-name="T170">और </text:span><text:span text:style-name="T117">परा-प्रकृति </text:span><text:span text:style-name="T170">की चर्चा की गई थी।</text:span><text:span text:style-name="T171"> </text:span><text:span text:style-name="T118">क्षेत्र </text:span><text:span text:style-name="T171">ही </text:span><text:span text:style-name="T118">अपरा-प्रकृति </text:span><text:span text:style-name="T171">है, और </text:span><text:span text:style-name="T118">क्षेत्रज्ञ </text:span><text:span text:style-name="T171">ही </text:span><text:span text:style-name="T126">परा-प्रकृति</text:span><text:span text:style-name="T118"> </text:span><text:span text:style-name="T171">।</text:span></text:p>
      <text:p text:style-name="P8"/>
      <text:p text:style-name="P8">यह बताने के बाद कि शरीर और आत्मा पृथक हैं तथा शरीर के भीतर जो 'मैं-मैं' के रूप में अनुभव किया जाता है, उसे <text:span text:style-name="T105">क्षेत्रज्ञ</text:span>—प्रकाश देने वाला सिद्धांत—कहा जाता है, अब एक ऐसा<text:span text:style-name="T172"> </text:span>श्लोक आता है जो महावाक्य-उपदेश के समान है।</text:p>
      <text:p text:style-name="P8"/>
      <text:h text:style-name="P20" text:outline-level="3">१३.<text:span text:style-name="T173">२</text:span></text:h>
      <text:p text:style-name="P19"><text:span text:style-name="T5">क्षेत्रज्ञ</text:span><text:span text:style-name="T6">ं चापि मां विद्धि सर्वक्षेत्रेषु भारत</text:span><text:span text:style-name="T5">।</text:span></text:p>
      <text:p text:style-name="P4">क्षेत्रक्षेत्रज्ञयोर्ज्ञानं<text:span text:style-name="T173"> यत्तज्ज्ञानं मतं मम</text:span>॥</text:p>
      <text:p text:style-name="P4"/>
      <text:p text:style-name="P27"><text:span text:style-name="T7">तथा</text:span><text:span text:style-name="T8"> हे भारत,</text:span><text:span text:style-name="T9"> </text:span><text:span text:style-name="T8">सारे क्षेत्रों में</text:span><text:span text:style-name="T11">, </text:span><text:span text:style-name="T9">मुझे ही</text:span><text:span text:style-name="T10"> </text:span><text:span text:style-name="T8">क्षेत्रज्ञ के रूप में </text:span><text:span text:style-name="T9">जानो</text:span><text:span text:style-name="T8">। मेरा मत है कि क्षेत्र और क्षेत्रज्ञ का ज्ञान ही वास्तविक ज्ञान है।</text:span></text:p>
      <text:p text:style-name="P5"/>
      <text:p text:style-name="P28"><text:span text:style-name="T12">यहाँ</text:span><text:span text:style-name="T18"> अर्जुन को भगवान </text:span><text:span text:style-name="T61">भारत </text:span><text:span text:style-name="T18">कहकर संबोधित करते हैं, जिसका अर्थ है 'वह जो प्रकाश में आनंद लेता है'। </text:span><text:span text:style-name="T61">भाः </text:span><text:span text:style-name="T18">का अर्थ है प्रकाश, और </text:span><text:span text:style-name="T61">रति</text:span><text:span text:style-name="T18"> का अर्थ है आनंद। भगवान कहते हैं, "हे</text:span><text:span text:style-name="T21"> </text:span><text:span text:style-name="T18">प्रकाश </text:span><text:span text:style-name="T21">में</text:span><text:span text:style-name="T18"> आनंद</text:span><text:span text:style-name="T21"> लेने वाले</text:span><text:span text:style-name="T18"> भारत! अब तुमने जान लिया कि वह परम प्रकाश तुम्हारे भीतर ही है। तुम ही वह प्रकाश हो। वह प्रकाश जिससे सारा विश्व प्रकाशित होता है, वह प्रकाश जिससे इंद्रियां और शरीर काम करते हैं, वह परम प्रकाश, </text:span><text:span text:style-name="T61">क्षेत्रज्ञ</text:span><text:span text:style-name="T18">।</text:span><text:span text:style-name="T19"> </text:span><text:span text:style-name="T18">वही है</text:span><text:span text:style-name="T23"> </text:span><text:span text:style-name="T18">सारी</text:span><text:span text:style-name="T19"> ज्योतियों की ज्योति। उसी की ज्योति से सूर्य, चंद्र और तारे भी चमकते हैं।</text:span><text:span text:style-name="T27">"</text:span></text:p>
      <text:p text:style-name="P11"/>
      <text:p text:style-name="P29"><text:span text:style-name="T12">"तथा</text:span><text:span text:style-name="T22"> </text:span><text:span text:style-name="T12">अर्जुन, मैं तुम्हे सबसे बड़ा रहस्य बताता हूँ! तुम्हें केवल यही बात जानने की आवश्यकता है, जो मेरा </text:span><text:span text:style-name="T67">ज्ञानं</text:span><text:span text:style-name="T70"> </text:span><text:span text:style-name="T74">है</text:span><text:span text:style-name="T12">।</text:span><text:span text:style-name="T20"> कुछ ज्यादा सीखने की आवश्यकता नहीं, ज्यादा रटने की आवश्यकता नहीं, बड़ी-बड़ी पुस्तकें पढने की आवश्यकता नहीं। </text:span><text:span text:style-name="T69">यत्तद् ज्ञानं मतं मम</text:span><text:span text:style-name="T20">—इस </text:span><text:span text:style-name="T62">ज्ञानं</text:span><text:span text:style-name="T20"> से, सभी कुछ ज्ञात हो जाता है।</text:span><text:span text:style-name="T24"> दुनिया में कई मत हैं; </text:span><text:span text:style-name="T36">हे</text:span><text:span text:style-name="T24"> अर्जुन, क्या तुम जानना चाहते हो कि सच्चा मत कौन सा है? वह मत जिससे आत्मज्ञान प्राप्त होता है, वह मत जो क्षेत्र के प्रकाशक का ज्ञान प्रदान करता है—जानो</text:span><text:span text:style-name="T25"> कि वही मेरा मत है</text:span><text:span text:style-name="T24">, सच्चा मत है।</text:span><text:span text:style-name="T26">"</text:span></text:p>
      <text:p text:style-name="P30"><text:span text:style-name="T26">"वह जो ‘मै</text:span><text:span text:style-name="T59">ं</text:span><text:span text:style-name="T12">-मै</text:span><text:span text:style-name="T59">ं</text:span><text:span text:style-name="T26">’ के रूप में</text:span><text:span text:style-name="T12"> इस क्षेत्र के भीतर प्रकाशित होता है, वह क्षेत्रज्ञ है।</text:span><text:span text:style-name="T28"> वह कभी नहीं बदलता। शरीर बाल्यावस्था, युवावस्था और वृद्धावस्था में बदलता है। जाग्रत, स्वप्न और सुषुप्ति जैसी मानसिक अवस्थाएँ भी आती जाती रहती हैं। परंतु वह चेतना जो सब कुछ प्रकाशित करती है, और जो ‘मैं हूँ’ के रूप में प्रकाशित होती है, </text:span><text:span text:style-name="T29">उसमे कोई बदलाव नहीं होता।</text:span><text:span text:style-name="T30"> हे अर्जुन, मैं क्षेत्रज्ञ हूँ। मैं, वह ईश्वर, वह अद्वितीय सत्ता, जिसका तुमने संपूर्ण विश्व के रूप में दर्शन किया—वह विश्वरूप, वह परम पुरुष, तुम्हारे ‘मैं’ के रूप में तुम्हारी आंतरिक चेतना के रूप में पहले ही तुम्हे प्राप्त</text:span><text:span text:style-name="T31"> हो चुका है।</text:span><text:span text:style-name="T32"> वह केवल तुम्हारे शरीर में ही नहीं, सभी शरीरों में उपस्थित है—</text:span><text:span text:style-name="T71">सर्व क्षेत्रेषु</text:span><text:span text:style-name="T32">।</text:span><text:span text:style-name="T33"> वह जो उनके ‘मैं’, उनके अस्तित्व, उनकी सत्ता के रूप में प्रकाशित होता है, वह भी मैं ही हूँ।</text:span><text:span text:style-name="T34"> यह सर्वोच्च ज्ञान है, हे अर्जुन</text:span><text:span text:style-name="T35">!</text:span><text:span text:style-name="T12">"</text:span></text:p>
      <text:p text:style-name="P30"><text:soft-page-break/><text:span text:style-name="T12">क्षेत्र तथा</text:span><text:span text:style-name="T37"> क्षेत्रज्ञ का अन्वेषण करके हमें सारे वेदांत का सार समझ आता है।</text:span><text:span text:style-name="T38"> जब व्यक्ति ध्यान में बैठता है, तो केवल एक ही कार्य करना है—क्षेत्र और क्षेत्रज्ञ को पहचान कर उन्हें अलग-अलग करना।</text:span><text:span text:style-name="T39"> इस पर गहराई से विचार करें, ध्यान करें और शरीर को आत्मा से अलग करें—</text:span><text:span text:style-name="T63">क्षेत्र-क्षेत्रज्ञ विभाग</text:span><text:span text:style-name="T39">। अपने आप से कहें "मैं शरीर नहीं हूँ। मैं मन नहीं हूँ। यह 'मैं' क्या है?"</text:span><text:span text:style-name="T40"> इस 'मैं' पर ध्यान दीजिए। यह प्रकिया दूध को पानी से अलग करने के समान है।</text:span><text:span text:style-name="T41"> इसे </text:span><text:span text:style-name="T64">हंस-विद्या </text:span><text:span text:style-name="T41">कहते हैं—वह कौशल जिस के द्वारा हंस दूध-का-दूध और पानी-का-पानी करने में सक्षम माना जाता है।</text:span><text:span text:style-name="T42"> इसी प्रकार, ऋषि—जिन्हे सत्य का ज्ञान है—क्षेत्र को क्षेत्रज्ञ से अलग करते हैं।</text:span></text:p>
      <text:p text:style-name="P12"/>
      <text:p text:style-name="P31"><text:span text:style-name="T42">क्या</text:span><text:span text:style-name="T12"> है उनका रहस्यमय ज्ञान? उनका ज्ञान 'मैं' को अलग करने की कला है—वह 'मैं' जो इस मनोदैहिक शरीर-मन जीव में गिर गया है और धारणाओं, भावनाओं, अनुभूतियों और विचारों के साथ घुलमिल गया है।</text:span></text:p>
      <text:p text:style-name="P13"/>
      <text:p text:style-name="P31"><text:span text:style-name="T12">पूछें,</text:span><text:span text:style-name="T43"> ‘यह "मैं"‌ क्या है? क्या है ये, जो हृदय में, मेरे अस्तित्व के रूप में चमकता रहता है, कि "मैं हूँ"?’ मन को अंदर की ओर घुमाए</text:span><text:span text:style-name="T45">ं</text:span><text:span text:style-name="T43">; <text:s/>इसे 'मैं' को देखने की कला सिखाए</text:span><text:span text:style-name="T44">ं</text:span><text:span text:style-name="T43">। वहीं रहना सीखें। 'मैं हूँ' में निवास करें। स्थिर रहें। भीतर जाएँ, 'मैं हूँ' की खोज करें, और बस वहीं रहें। तब 'मैं हूं' स्वयं को अनंत, सीमाहीन तत्व के रूप में प्रकट करेगा।</text:span><text:span text:style-name="T46"> शरीर, मन और अहंकार की सीमाएं इस तत्व पर लागू नहीं होतीं, क्योंकि ऐसा केवल प्रतीत होता है कि यह शरीर में कैद है।</text:span><text:span text:style-name="T47"> "यद्यपि ऐसा प्रतीत होता है कि क्षेत्रज्ञ क्षेत्र के भीतर है, हे अर्जुन, सत्य तो यह है कि क्षेत्रज्ञ क्षेत्र के परे है। यह असीमित </text:span><text:span text:style-name="T65">ईश्वर </text:span><text:span text:style-name="T47">है।"</text:span><text:span text:style-name="T48"> यह गीता का महावाक्य है। भगवान शंकराचार्य ने इस श्लोक पर विस्तृत भाष्य लिखा है।</text:span></text:p>
      <text:p text:style-name="P14"/>
      <text:p text:style-name="P32"><text:span text:style-name="T72">क्षेत्रज्ञं</text:span><text:span text:style-name="T73"> चापि माम् विद्धि</text:span><text:span text:style-name="T49">। भगवान कहते है</text:span><text:span text:style-name="T50">ं, </text:span><text:span text:style-name="T49">"तुम्हारे भीतर का ‘मैं’, तुम नहीं हो, वह तो वास्तव में मैं, ईश्वर हूँ।"</text:span><text:span text:style-name="T51"> वह प्रभु, जिससे आप इतना प्रेम करते हैं, स्वयं वे आपसे कहते हैं, </text:span><text:span text:style-name="T43">‘तुम तो मै</text:span><text:span text:style-name="T51">ं ही हो</text:span><text:span text:style-name="T52">!</text:span><text:span text:style-name="T43">’</text:span><text:span text:style-name="T53"> यहाँ आप ईश्वर से मिलकर एक हो जाते हैं; नहीं नहीं, आपको यह समझ आ जाता है कि आप तो सर्वदा उनके साथ एक ही थे; आप तो सर्वदा वे ही थे।</text:span><text:span text:style-name="T54"> और वह सीमित अहंकार-</text:span><text:span text:style-name="T43">‘</text:span><text:span text:style-name="T54">मैं</text:span><text:span text:style-name="T43">’</text:span><text:span text:style-name="T54"> लुप्त हो जाता है; वह तो हमेशा ही अनंत-</text:span><text:span text:style-name="T43">‘</text:span><text:span text:style-name="T54">मैं</text:span><text:span text:style-name="T43">’</text:span><text:span text:style-name="T54">; ब्रह्म था।</text:span><text:span text:style-name="T55"> जिस क्षण आप </text:span><text:span text:style-name="T66">क्षेत्रज्ञ </text:span><text:span text:style-name="T55">को, अपने भीतर की चेतना को </text:span><text:span text:style-name="T66">ईश्वर </text:span><text:span text:style-name="T55">के रूप में पहचान जाते हैं—समझ जाते हैं कि यही ब्रह्म है—तो आपके लिए और कोई </text:span><text:span text:style-name="T66">संसार </text:span><text:span text:style-name="T55">नहीं रहता। सारे दुःख, सारी पीड़ा, बंधन के सारे कल्पित स्वप्न तुर</text:span><text:span text:style-name="T56">ंत</text:span><text:span text:style-name="T55"> ही लुप्त हो जाते हैं, और आप ब्रह्म के अनंत खुले आकाश में पहुँच जाते हैं।</text:span></text:p>
      <text:p text:style-name="P15"/>
      <text:p text:style-name="P32"><text:span text:style-name="T55">मनीषा</text:span><text:span text:style-name="T57">-पञ्चकं में भगवान शंकराचार्य कहते हैं, कि जिसके पास यह ज्ञान हो, चाहे वो ब्राह्मण हो या चाण्डाल, वही परम गुरु है</text:span><text:span text:style-name="T58">, जो जानता है कि जो भीतर है, वह ब्रह्म है, परम तत्व है; वह शरीर और मन की सीमा से परे है; वह जाग्रत, स्वप्न और सुषुप्ति से परे है। गुरु के शरीर की स्थिति पर ध्यान मत दो—क्या वह पढ़ा-लिखा है, क्या वह धनी है या दीन, क्या वह दिखने मे अच्छा है? ये सभी बातें कोई मायने नहीं रखती। वह परम गुरु है। उसकी उपासना करना सीखो। उसका आदर करो। उसके चरणों में गिरकर इस परम पवित्र और रहस्यमय ज्ञान को प्राप्त करो।</text:span></text:p>
      <text:p text:style-name="P16"/>
      <text:p text:style-name="P34"><text:span text:style-name="T94">क्षेत्रक्षेत्रज्ञयो: ज्ञानम् यत् तत् ज्ञानम् मतम् मम</text:span><text:span text:style-name="T77">। यह ज्ञान सर्वोच्च ज्ञान है। मूल अंतर्दृष्टि यह है कि 'मैं शरीर नहीं हूँ।' यदि हम आत्मविचार करते हैं और 'मैं' के वास्तविक स्वरूप पर ध्यान भी करते हैं, फिर भी हमारी समझ पूरी नहीं होती। वह तभी पूरी होती है, जब गुरु कहते हैं, "तुम अपनी चेतना के रूप में जिसका अनुभव अपने भीतर कर रहे हो वह तुम्हारे शरीर या मन से सीमित नहीं है।" इस चेतना का वास्तविक स्वरूप जानने के लिए हमें गहन निद्रा अवस्था (सुषुप्ति) पर चिंतन करना चाहिए, जहां न तो शरीर है, न मन, न ही अहंकार। वहाँ जो है, उसे </text:span><text:span text:style-name="T100">प्रज्ञानम्</text:span><text:span text:style-name="T77"> कहते हैं—चैतन्य, जिसमें कोई भेद नहीं है—और वही ब्रह्म है। गहन ध्यान के माध्यम से हमें उस अवस्था में, जागते हुए ही प्रवेश करना होगा। जैसे पहले भी कहा गया है (११.५४), </text:span><text:span text:style-name="T100">ज्ञातुम् द्रष्टुम् प्रवेष्टुम्</text:span><text:span text:style-name="T77">—यह ज्ञान गुरु से सीखो, ध्यान के मौन स्थिति में इसे अपने भीतर देखो; इसमें प्रवेश करो और इसके साथ एक हो जाओ, इसमें विलीन हो जाओ। यह समाधि की अवस्था है, जहाँ यह भान होता है कि वास्तव में यह चेतना ही 'मैं' हूँ। इस अवस्था में, </text:span><text:span text:style-name="T100">धीः </text:span><text:span text:style-name="T77">अर्थात बुद्धि को यह समझ होती है कि वह अनंत के साथ एक है, और बुद्धि शांत और स्पष्ट होती है। इस 'मैं' में, कोई शरीर नहीं;</text:span><text:span text:style-name="T76"> </text:span><text:span text:style-name="T78">'</text:span><text:span text:style-name="T76">मुझमें' </text:span><text:span text:style-name="T78">कोई मन नहीं है; 'मुझमें' कोई अहंकार नहीं है। इस प्रकार जब साधक मौन अवस्था में अपने आपको पूर्ण नग्न अवस्था में देखता है, तो उसे ज्ञात होता है कि क्षेत्रज्ञ जीव नहीं है; क्षेत्रज्ञ अहंकार नहीं है।</text:span></text:p>
      <text:p text:style-name="P35"><text:span text:style-name="T78">आगे,</text:span><text:span text:style-name="T75"> उसे यह बात भी समझ आती है कि 'वह जो मेरे </text:span><text:span text:style-name="T99">क्षेत्र</text:span><text:span text:style-name="T75"> को जीवंत करता है—मेरा अस्तित्व—वही अस्तित्व सारे ब्रह्माण्ड का आधार है।</text:span><text:span text:style-name="T79"> वह सारे प्राणियों का अस्तित्व है।' </text:span><text:span text:style-name="T95">क्षेत्रज्ञं चापि माम् विद्धि</text:span><text:span text:style-name="T79">—यह वाक्यांश, महावाक्य '</text:span><text:span text:style-name="T102">अहं ब्रह्मास्मि</text:span><text:span text:style-name="T79">' का अर्थ दर्शाता है</text:span><text:span text:style-name="T80">, तथा, </text:span><text:span text:style-name="T96">सर्व क्षेत्रेषु भारत </text:span><text:span text:style-name="T80">दर्शाता है '</text:span><text:span text:style-name="T101">अयम् आत्मा ब्रह्म</text:span><text:span text:style-name="T80">'</text:span><text:span text:style-name="T81"> का अर्थ</text:span><text:span text:style-name="T79">।</text:span><text:span text:style-name="T82"> जिस क्षण व्यक्ति अपने अस्तित्व को स्पर्श करता है, उसी क्षण वह संपूर्ण सृष्टि को स्पर्श करता है।</text:span><text:span text:style-name="T83"> जब कोई व्यक्ति आत्मसाक्षात्कार क</text:span><text:span text:style-name="T85">र लेता</text:span><text:span text:style-name="T83"> है, तब, उसकी दृष्टि में, सभी प्रबुद्ध ही हैं।</text:span><text:span text:style-name="T84"> यही सत्य की अवस्था है।</text:span><text:span text:style-name="T85"> रमण महर्षि प्रायः कहा करते थे, "मैं किसी को अज्ञानी नहीं समझता। मेरी दृष्टि में तो सभी ज्ञानी ही हैं। जब व्यक्ति आत्मसाक्षात्कार करता है, तो</text:span><text:span text:style-name="T86"> उसके लिए</text:span><text:span text:style-name="T85"> यह केवल एक स्वप्न से जागने जैसा है।</text:span><text:span text:style-name="T86"> जब वह इस दृष्टिकोण से सब को देखता है, तो </text:span><text:soft-page-break/><text:span text:style-name="T86">उसे सभी प्रबुद्ध ही नजर आते हैं।</text:span><text:span text:style-name="T87"> 'जो मैं हूँ, वही सबके लिए सत्य है; सभी इसी अवस्था में हैं'—ऐसा है ज्ञानी का अनुभव।</text:span><text:span text:style-name="T88"> ज्ञानी की सर्वोच्च श्रद्धापूर्ण दृष्टि से उसके पास आने वाले लोग भी आनंदित का अनुभव करते हैं। ऐसा इसलिए है क्योंकि ज्ञानी किसी अन्य व्यक्ति को अज्ञानी के</text:span><text:span text:style-name="T89"> रूप में, या </text:span><text:span text:style-name="T88">अन्य व्यक्ति के रूप में नहीं देखता। वह सभी को अपनी</text:span><text:span text:style-name="T90"> आत्मा</text:span><text:span text:style-name="T88"> के रूप में, ईश्वर के रूप में देखता है।</text:span></text:p>
      <text:p text:style-name="P36"><text:span text:style-name="T88">अनुभव से भरपूर एक आत्मसाक्षात्कारी गुरु की वाणी में इतनी शक्ति होती है कि एक शब्द ही आत्मसाक्षात्कार प्रदान करने के लिए पर्याप्त होता है। श्रीकृष्ण भी</text:span><text:span text:style-name="T91"> </text:span><text:span text:style-name="T88">यहाँ '</text:span><text:span text:style-name="T97">क्षेत्रज्ञं</text:span><text:span text:style-name="T98"> चापि माम् विद्धि</text:span><text:span text:style-name="T88">' कहकर यही बता रहे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2pt" style:text-underline-style="none" fo:font-weight="bold" style:text-blinking="false" fo:background-color="transparent" style:font-size-asian="12pt" style:font-weight-asian="bold" style:font-name-complex="Lohit Devanagari" style:font-family-complex="'Lohit Devanagari'" style:font-pitch-complex="variable" style:font-size-complex="12pt" style:font-style-complex="normal"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5:12:51.559972749</meta:creation-date>
    <dc:date>2024-09-05T16:24:19.202386259</dc:date>
    <meta:editing-duration>PT18H57M55S</meta:editing-duration>
    <meta:editing-cycles>185</meta:editing-cycles>
    <meta:generator>LibreOffice/7.3.7.2$Linux_X86_64 LibreOffice_project/30$Build-2</meta:generator>
    <meta:document-statistic meta:table-count="0" meta:image-count="0" meta:object-count="0" meta:page-count="5" meta:paragraph-count="37" meta:word-count="2449" meta:character-count="8093" meta:non-whitespace-character-count="5706"/>
  </office:meta>
</office:document-meta>
</file>